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8" style:family="table">
      <style:table-properties style:width="8.495cm" table:align="center" style:writing-mode="lr-tb"/>
    </style:style>
    <style:style style:name="Tableau28.A" style:family="table-column">
      <style:table-column-properties style:column-width="4.23cm"/>
    </style:style>
    <style:style style:name="Tableau28.B" style:family="table-column">
      <style:table-column-properties style:column-width="4.265cm"/>
    </style:style>
    <style:style style:name="Tableau28.1" style:family="table-row">
      <style:table-row-properties style:row-height="1cm" fo:keep-together="auto"/>
    </style:style>
    <style:style style:name="Tableau28.A1" style:family="table-cell">
      <style:table-cell-properties style:vertical-align="middle" fo:padding="0cm" fo:border-left="0.75pt solid #000000" fo:border-right="none" fo:border-top="0.75pt solid #000000" fo:border-bottom="0.75pt solid #000000" style:writing-mode="lr-tb"/>
    </style:style>
    <style:style style:name="Tableau28.B1" style:family="table-cell">
      <style:table-cell-properties style:vertical-align="middle" fo:padding="0cm" fo:border="0.75pt solid #000000" style:writing-mode="lr-tb"/>
    </style:style>
    <style:style style:name="Tableau28.2" style:family="table-row">
      <style:table-row-properties style:row-height="0.501cm" fo:keep-together="auto"/>
    </style:style>
    <style:style style:name="Tableau28.A2" style:family="table-cell">
      <style:table-cell-properties style:vertical-align="bottom" fo:padding="0cm" fo:border-left="0.75pt solid #000000" fo:border-right="none" fo:border-top="none" fo:border-bottom="0.75pt solid #000000" style:writing-mode="lr-tb"/>
    </style:style>
    <style:style style:name="Tableau28.B2" style:family="table-cell">
      <style:table-cell-properties style:vertical-align="bottom" fo:padding="0cm" fo:border-left="0.75pt solid #000000" fo:border-right="0.75pt solid #000000" fo:border-top="none" fo:border-bottom="0.75pt solid #000000" style:writing-mode="lr-tb"/>
    </style:style>
    <style:style style:name="Tableau29" style:family="table">
      <style:table-properties style:width="4.329cm" table:align="center" style:writing-mode="lr-tb"/>
    </style:style>
    <style:style style:name="Tableau29.A" style:family="table-column">
      <style:table-column-properties style:column-width="2.561cm"/>
    </style:style>
    <style:style style:name="Tableau29.B" style:family="table-column">
      <style:table-column-properties style:column-width="1.767cm"/>
    </style:style>
    <style:style style:name="Tableau29.1" style:family="table-row">
      <style:table-row-properties fo:keep-together="auto"/>
    </style:style>
    <style:style style:name="Tableau2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9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0" style:family="table">
      <style:table-properties style:width="13.143cm" fo:margin-left="-0.132cm" table:align="left" style:writing-mode="lr-tb"/>
    </style:style>
    <style:style style:name="Tableau30.A" style:family="table-column">
      <style:table-column-properties style:column-width="3.249cm"/>
    </style:style>
    <style:style style:name="Tableau30.B" style:family="table-column">
      <style:table-column-properties style:column-width="2.376cm"/>
    </style:style>
    <style:style style:name="Tableau30.C" style:family="table-column">
      <style:table-column-properties style:column-width="2.251cm"/>
    </style:style>
    <style:style style:name="Tableau30.D" style:family="table-column">
      <style:table-column-properties style:column-width="2.499cm"/>
    </style:style>
    <style:style style:name="Tableau30.E" style:family="table-column">
      <style:table-column-properties style:column-width="2.768cm"/>
    </style:style>
    <style:style style:name="Tableau30.1" style:family="table-row">
      <style:table-row-properties fo:keep-together="auto"/>
    </style:style>
    <style:style style:name="Tableau30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0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0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1" style:family="table">
      <style:table-properties style:width="13.894cm" fo:margin-left="-0.132cm" table:align="left" style:writing-mode="lr-tb"/>
    </style:style>
    <style:style style:name="Tableau31.A" style:family="table-column">
      <style:table-column-properties style:column-width="2.875cm"/>
    </style:style>
    <style:style style:name="Tableau31.B" style:family="table-column">
      <style:table-column-properties style:column-width="3.5cm"/>
    </style:style>
    <style:style style:name="Tableau31.C" style:family="table-column">
      <style:table-column-properties style:column-width="2.501cm"/>
    </style:style>
    <style:style style:name="Tableau31.D" style:family="table-column">
      <style:table-column-properties style:column-width="2.499cm"/>
    </style:style>
    <style:style style:name="Tableau31.E" style:family="table-column">
      <style:table-column-properties style:column-width="2.519cm"/>
    </style:style>
    <style:style style:name="Tableau31.1" style:family="table-row">
      <style:table-row-properties fo:keep-together="always"/>
    </style:style>
    <style:style style:name="Tableau3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1.3" style:family="table-row">
      <style:table-row-properties fo:keep-together="auto"/>
    </style:style>
    <style:style style:name="Tableau32" style:family="table">
      <style:table-properties style:width="16.041cm" fo:margin-left="-0.132cm" table:align="left" style:writing-mode="lr-tb"/>
    </style:style>
    <style:style style:name="Tableau32.A" style:family="table-column">
      <style:table-column-properties style:column-width="1.52cm"/>
    </style:style>
    <style:style style:name="Tableau32.B" style:family="table-column">
      <style:table-column-properties style:column-width="4.085cm"/>
    </style:style>
    <style:style style:name="Tableau32.C" style:family="table-column">
      <style:table-column-properties style:column-width="3.166cm"/>
    </style:style>
    <style:style style:name="Tableau32.D" style:family="table-column">
      <style:table-column-properties style:column-width="2.455cm"/>
    </style:style>
    <style:style style:name="Tableau32.E" style:family="table-column">
      <style:table-column-properties style:column-width="2.545cm"/>
    </style:style>
    <style:style style:name="Tableau32.F" style:family="table-column">
      <style:table-column-properties style:column-width="2.268cm"/>
    </style:style>
    <style:style style:name="Tableau32.1" style:family="table-row">
      <style:table-row-properties fo:keep-together="always"/>
    </style:style>
    <style:style style:name="Tableau3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2.C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2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32.3" style:family="table-row">
      <style:table-row-properties fo:keep-together="auto"/>
    </style:style>
    <style:style style:name="Tableau33" style:family="table">
      <style:table-properties style:width="11.836cm" fo:margin-left="-0.035cm" table:align="left" style:writing-mode="lr-tb"/>
    </style:style>
    <style:style style:name="Tableau33.A" style:family="table-column">
      <style:table-column-properties style:column-width="5.468cm"/>
    </style:style>
    <style:style style:name="Tableau33.B" style:family="table-column">
      <style:table-column-properties style:column-width="2.117cm"/>
    </style:style>
    <style:style style:name="Tableau33.D" style:family="table-column">
      <style:table-column-properties style:column-width="2.134cm"/>
    </style:style>
    <style:style style:name="Tableau33.1" style:family="table-row">
      <style:table-row-properties style:min-row-height="0.45cm" fo:keep-together="auto"/>
    </style:style>
    <style:style style:name="Tableau33.A1" style:family="table-cell">
      <style:table-cell-properties style:vertical-align="bottom" fo:padding-left="0.026cm" fo:padding-right="0.026cm" fo:padding-top="0.026cm" fo:padding-bottom="0cm" fo:border-left="none" fo:border-right="none" fo:border-top="none" fo:border-bottom="0.5pt solid #000000" style:writing-mode="lr-tb"/>
    </style:style>
    <style:style style:name="Tableau33.B1" style:family="table-cell">
      <style:table-cell-properties style:vertical-align="middle" fo:padding-left="0.026cm" fo:padding-right="0.026cm" fo:padding-top="0.026cm" fo:padding-bottom="0cm" fo:border-left="0.5pt solid #000000" fo:border-right="none" fo:border-top="0.5pt solid #000000" fo:border-bottom="0.5pt solid #000000" style:writing-mode="lr-tb"/>
    </style:style>
    <style:style style:name="Tableau33.D1" style:family="table-cell">
      <style:table-cell-properties style:vertical-align="middle" fo:padding-left="0.026cm" fo:padding-right="0.026cm" fo:padding-top="0.026cm" fo:padding-bottom="0cm" fo:border="0.5pt solid #000000" style:writing-mode="lr-tb"/>
    </style:style>
    <style:style style:name="Tableau33.B2" style:family="table-cell">
      <style:table-cell-properties style:vertical-align="bottom" fo:padding-left="0.026cm" fo:padding-right="0.026cm" fo:padding-top="0.026cm" fo:padding-bottom="0cm" fo:border-left="0.5pt solid #000000" fo:border-right="none" fo:border-top="0.5pt solid #000000" fo:border-bottom="0.5pt solid #000000" style:writing-mode="lr-tb"/>
    </style:style>
    <style:style style:name="Tableau33.D2" style:family="table-cell">
      <style:table-cell-properties style:vertical-align="bottom" fo:padding-left="0.026cm" fo:padding-right="0.026cm" fo:padding-top="0.026cm" fo:padding-bottom="0cm" fo:border="0.5pt solid #000000" style:writing-mode="lr-tb"/>
    </style:style>
    <style:style style:name="Tableau33.3" style:family="table-row">
      <style:table-row-properties style:min-row-height="0.503cm" fo:keep-together="auto"/>
    </style:style>
    <style:style style:name="Tableau33.B3" style:family="table-cell">
      <style:table-cell-properties style:vertical-align="middle" fo:padding-left="0.03cm" fo:padding-right="0.101cm" fo:padding-top="0.03cm" fo:padding-bottom="0cm" fo:border-left="0.5pt solid #000000" fo:border-right="none" fo:border-top="0.5pt solid #000000" fo:border-bottom="0.5pt solid #000000" style:writing-mode="lr-tb"/>
    </style:style>
    <style:style style:name="Tableau33.D3" style:family="table-cell">
      <style:table-cell-properties style:vertical-align="middle" fo:padding-left="0.03cm" fo:padding-right="0.101cm" fo:padding-top="0.03cm" fo:padding-bottom="0cm" fo:border="0.5pt solid #000000" style:writing-mode="lr-tb"/>
    </style:style>
    <style:style style:name="Tableau33.B4" style:family="table-cell">
      <style:table-cell-properties style:vertical-align="middle" fo:padding-left="0.03cm" fo:padding-right="0.101cm" fo:padding-top="0.03cm" fo:padding-bottom="0cm" fo:border-left="0.5pt solid #000000" fo:border-right="none" fo:border-top="none" fo:border-bottom="0.5pt solid #000000" style:writing-mode="lr-tb"/>
    </style:style>
    <style:style style:name="Tableau33.D4" style:family="table-cell">
      <style:table-cell-properties style:vertical-align="middle" fo:padding-left="0.03cm" fo:padding-right="0.101cm" fo:padding-top="0.03cm" fo:padding-bottom="0cm" fo:border-left="0.5pt solid #000000" fo:border-right="0.5pt solid #000000" fo:border-top="none" fo:border-bottom="0.5pt solid #000000" style:writing-mode="lr-tb"/>
    </style:style>
    <style:style style:name="Tableau33.A10" style:family="table-cell">
      <style:table-cell-properties style:vertical-align="middle" fo:padding-left="0.026cm" fo:padding-right="0.026cm" fo:padding-top="0.026cm" fo:padding-bottom="0cm" fo:border-left="none" fo:border-right="none" fo:border-top="0.5pt solid #000000" fo:border-bottom="none" style:writing-mode="lr-tb"/>
    </style:style>
    <style:style style:name="Tableau34" style:family="table">
      <style:table-properties style:width="9.952cm" fo:margin-left="-0.035cm" table:align="left" style:writing-mode="lr-tb"/>
    </style:style>
    <style:style style:name="Tableau34.A" style:family="table-column">
      <style:table-column-properties style:column-width="6.493cm"/>
    </style:style>
    <style:style style:name="Tableau34.B" style:family="table-column">
      <style:table-column-properties style:column-width="1.873cm"/>
    </style:style>
    <style:style style:name="Tableau34.C" style:family="table-column">
      <style:table-column-properties style:column-width="1.586cm"/>
    </style:style>
    <style:style style:name="Tableau34.1" style:family="table-row">
      <style:table-row-properties style:min-row-height="0.45cm" fo:keep-together="auto"/>
    </style:style>
    <style:style style:name="Tableau3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4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4.A9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35" style:family="table">
      <style:table-properties style:width="14.834cm" fo:margin-left="-0.035cm" table:align="left" style:writing-mode="lr-tb"/>
    </style:style>
    <style:style style:name="Tableau35.A" style:family="table-column">
      <style:table-column-properties style:column-width="2.117cm"/>
    </style:style>
    <style:style style:name="Tableau35.B" style:family="table-column">
      <style:table-column-properties style:column-width="2.3cm"/>
    </style:style>
    <style:style style:name="Tableau35.C" style:family="table-column">
      <style:table-column-properties style:column-width="2.064cm"/>
    </style:style>
    <style:style style:name="Tableau35.D" style:family="table-column">
      <style:table-column-properties style:column-width="1.986cm"/>
    </style:style>
    <style:style style:name="Tableau35.G" style:family="table-column">
      <style:table-column-properties style:column-width="2.004cm"/>
    </style:style>
    <style:style style:name="Tableau35.1" style:family="table-row">
      <style:table-row-properties style:min-row-height="0.45cm" fo:keep-together="auto"/>
    </style:style>
    <style:style style:name="Tableau35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5.A2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5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5.A3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5.B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5.G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5.A9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36" style:family="table">
      <style:table-properties style:width="14.893cm" table:align="center" style:writing-mode="lr-tb"/>
    </style:style>
    <style:style style:name="Tableau36.A" style:family="table-column">
      <style:table-column-properties style:column-width="1.438cm"/>
    </style:style>
    <style:style style:name="Tableau36.B" style:family="table-column">
      <style:table-column-properties style:column-width="4.752cm"/>
    </style:style>
    <style:style style:name="Tableau36.C" style:family="table-column">
      <style:table-column-properties style:column-width="5.685cm"/>
    </style:style>
    <style:style style:name="Tableau36.D" style:family="table-column">
      <style:table-column-properties style:column-width="3.018cm"/>
    </style:style>
    <style:style style:name="Tableau36.1" style:family="table-row">
      <style:table-row-properties fo:keep-together="auto"/>
    </style:style>
    <style:style style:name="Tableau3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6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Text_20_body">
      <style:paragraph-properties fo:text-align="start" style:justify-single-wor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10pt" fo:language="fr" fo:country="FR" style:text-underline-style="none" fo:font-weight="bold" officeooo:paragraph-rsid="0015d9ab" style:font-size-asian="10pt" style:font-weight-asian="bold" style:font-name-complex="Arial1" style:font-size-complex="10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11pt" fo:language="fr" fo:country="FR" officeooo:paragraph-rsid="0015d9ab" style:font-size-asian="11pt" style:font-size-complex="11pt"/>
    </style:style>
    <style:style style:name="P4" style:family="paragraph" style:parent-style-name="Text_20_body">
      <style:text-properties style:font-name="Arial1" fo:font-size="8pt" fo:language="fr" fo:country="FR" officeooo:paragraph-rsid="0015d9ab" style:font-size-asian="8pt" style:font-name-complex="Arial1"/>
    </style:style>
    <style:style style:name="P5" style:family="paragraph" style:parent-style-name="Text_20_body">
      <style:paragraph-properties fo:text-align="start" style:justify-single-word="false"/>
      <style:text-properties fo:font-size="8pt" fo:language="fr" fo:country="FR" style:text-underline-style="solid" style:text-underline-width="auto" style:text-underline-color="font-color" fo:font-weight="normal" officeooo:paragraph-rsid="0015d9ab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1" fo:font-size="8pt" fo:language="fr" fo:country="FR" officeooo:paragraph-rsid="0015d9ab" style:font-size-asian="8pt" style:font-name-complex="Arial1"/>
    </style:style>
    <style:style style:name="P7" style:family="paragraph" style:parent-style-name="Heading">
      <style:paragraph-properties fo:text-align="start" style:justify-single-word="false"/>
      <style:text-properties style:font-name="Arial1" fo:font-size="11pt" fo:language="fr" fo:country="FR" officeooo:paragraph-rsid="0015d9ab" style:font-size-asian="11pt" style:font-name-complex="Arial1"/>
    </style:style>
    <style:style style:name="P8" style:family="paragraph" style:parent-style-name="Heading">
      <style:paragraph-properties fo:text-align="start" style:justify-single-word="false"/>
      <style:text-properties style:font-name="Arial1" fo:font-size="11pt" fo:language="fr" fo:country="FR" officeooo:paragraph-rsid="0015d9ab" style:font-size-asian="11pt" style:font-size-complex="11pt"/>
    </style:style>
    <style:style style:name="P9" style:family="paragraph" style:parent-style-name="Heading">
      <style:paragraph-properties fo:text-align="start" style:justify-single-word="false"/>
      <style:text-properties style:font-name="Arial1" fo:font-size="11pt" fo:language="fr" fo:country="FR" style:text-underline-style="solid" style:text-underline-width="auto" style:text-underline-color="font-color" fo:font-weight="normal" officeooo:paragraph-rsid="0015d9ab" style:font-size-asian="11pt" style:font-weight-asian="normal" style:font-size-complex="11pt" style:font-weight-complex="normal"/>
    </style:style>
    <style:style style:name="P10" style:family="paragraph" style:parent-style-name="Heading">
      <style:paragraph-properties fo:text-align="start" style:justify-single-word="false"/>
      <style:text-properties style:font-name="Arial1" fo:font-size="8pt" fo:language="fr" fo:country="FR" fo:font-weight="normal" officeooo:paragraph-rsid="0015d9ab" style:font-size-asian="8pt" style:font-weight-asian="normal" style:font-size-complex="8pt" style:font-weight-complex="normal"/>
    </style:style>
    <style:style style:name="P11" style:family="paragraph" style:parent-style-name="Heading">
      <style:paragraph-properties fo:text-align="start" style:justify-single-word="false"/>
      <style:text-properties style:font-name="Arial1" fo:font-size="8pt" fo:language="fr" fo:country="FR" style:text-underline-style="solid" style:text-underline-width="auto" style:text-underline-color="font-color" fo:font-weight="normal" officeooo:paragraph-rsid="0015d9ab" style:font-size-asian="8pt" style:font-weight-asian="normal" style:font-size-complex="8pt" style:font-weight-complex="normal"/>
    </style:style>
    <style:style style:name="P12" style:family="paragraph" style:parent-style-name="Heading">
      <style:paragraph-properties fo:text-align="start" style:justify-single-word="false"/>
      <style:text-properties style:font-name="Arial1" fo:font-size="10pt" fo:language="fr" fo:country="FR" fo:font-weight="normal" officeooo:paragraph-rsid="0015d9ab" style:font-size-asian="10pt" style:font-weight-asian="normal" style:font-size-complex="10pt" style:font-weight-complex="normal"/>
    </style:style>
    <style:style style:name="P13" style:family="paragraph" style:parent-style-name="Heading">
      <style:paragraph-properties fo:text-align="start" style:justify-single-word="false"/>
      <style:text-properties fo:font-size="8pt" fo:language="fr" fo:country="FR" fo:font-weight="normal" officeooo:paragraph-rsid="0015d9ab" style:font-size-asian="8pt" style:font-weight-asian="normal" style:font-size-complex="8pt" style:font-weight-complex="normal"/>
    </style:style>
    <style:style style:name="P14" style:family="paragraph" style:parent-style-name="Heading">
      <style:paragraph-properties fo:text-align="start" style:justify-single-word="false"/>
      <style:text-properties fo:font-size="8pt" fo:language="fr" fo:country="FR" style:text-underline-style="solid" style:text-underline-width="auto" style:text-underline-color="font-color" fo:font-weight="normal" officeooo:paragraph-rsid="0015d9ab" style:font-size-asian="8pt" style:font-weight-asian="normal" style:font-size-complex="8pt" style:font-weight-complex="normal"/>
    </style:style>
    <style:style style:name="P15" style:family="paragraph" style:parent-style-name="Heading">
      <style:paragraph-properties fo:text-align="start" style:justify-single-word="false"/>
      <style:text-properties fo:font-size="11pt" fo:language="fr" fo:country="FR" officeooo:paragraph-rsid="0015d9ab" style:font-size-asian="11pt" style:font-size-complex="11pt"/>
    </style:style>
    <style:style style:name="P16" style:family="paragraph" style:parent-style-name="Heading">
      <style:paragraph-properties fo:text-align="start" style:justify-single-word="false"/>
      <style:text-properties fo:font-size="11pt" fo:language="fr" fo:country="FR" fo:font-weight="normal" officeooo:paragraph-rsid="0015d9ab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15d9ab" style:font-size-asian="11pt" style:font-name-complex="Arial1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15d9ab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language="fr" fo:country="FR" fo:font-weight="normal" officeooo:paragraph-rsid="0015d9ab" style:font-size-asian="10pt" style:font-weight-asian="normal" style:font-name-complex="Arial1" style:font-size-complex="10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Arial1" fo:font-size="10pt" fo:language="fr" fo:country="FR" fo:font-weight="normal" officeooo:paragraph-rsid="0015d9ab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text-properties style:font-name="Arial1" fo:font-size="10pt" fo:language="fr" fo:country="FR" fo:font-weight="normal" officeooo:paragraph-rsid="0015d9ab" style:font-size-asian="10pt" style:font-weight-asian="normal" style:font-name-complex="Arial1" style:font-size-complex="10pt" style:font-weight-complex="normal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Arial1" fo:font-size="10pt" fo:language="fr" fo:country="FR" fo:font-weight="normal" officeooo:paragraph-rsid="0015d9ab" style:font-name-asian="Arial Unicode MS" style:font-size-asian="10pt" style:font-weight-asian="normal" style:font-name-complex="Arial1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25" style:family="paragraph" style:parent-style-name="Standard">
      <style:paragraph-properties fo:text-align="end" style:justify-single-wor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27" style:family="paragraph" style:parent-style-name="Standard" style:list-style-name="WW8Num4"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28" style:family="paragraph" style:parent-style-name="Standard">
      <style:paragraph-properties style:snap-to-layout-gri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29" style:family="paragraph" style:parent-style-name="Standard"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language="fr" fo:country="FR" officeooo:paragraph-rsid="0015d9ab" style:font-name-asian="Arial1" style:font-size-asian="10pt" style:font-name-complex="Arial1" style:font-size-complex="10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1" fo:font-size="10pt" fo:language="fr" fo:country="FR" fo:font-weight="bold" officeooo:paragraph-rsid="0015d9ab" style:font-name-asian="Arial Unicode MS" style:font-size-asian="10pt" style:font-weight-asian="bold" style:font-name-complex="Arial1" style:font-size-complex="10pt" style:font-weight-complex="bold"/>
    </style:style>
    <style:style style:name="P32" style:family="paragraph" style:parent-style-name="Standard">
      <style:paragraph-properties style:snap-to-layout-grid="false"/>
      <style:text-properties style:font-name="Arial1" fo:font-size="10pt" fo:language="fr" fo:country="FR" fo:font-weight="bold" officeooo:paragraph-rsid="0015d9ab" style:font-size-asian="10pt" style:font-weight-asian="bold" style:font-name-complex="Arial1" style:font-size-complex="10pt" style:font-weight-complex="bold"/>
    </style:style>
    <style:style style:name="P33" style:family="paragraph" style:parent-style-name="Standard">
      <style:text-properties style:font-name="Arial1" fo:font-size="10pt" fo:language="fr" fo:country="FR" fo:font-weight="bold" officeooo:paragraph-rsid="0015d9ab" style:font-size-asian="10pt" style:font-weight-asian="bold" style:font-name-complex="Arial1" style:font-size-complex="10pt" style:font-weight-complex="bold"/>
    </style:style>
    <style:style style:name="P34" style:family="paragraph" style:parent-style-name="Standard">
      <style:paragraph-properties style:snap-to-layout-grid="false"/>
      <style:text-properties style:font-name="Arial1" fo:font-size="10pt" fo:language="fr" fo:country="FR" officeooo:paragraph-rsid="0015d9ab" style:font-name-asian="Arial Unicode MS" style:font-size-asian="10pt" style:font-name-complex="Arial1" style:font-size-complex="10pt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Arial1" fo:font-size="10pt" fo:language="fr" fo:country="FR" officeooo:paragraph-rsid="0015d9ab" style:font-name-asian="Arial Unicode MS" style:font-size-asian="10pt" style:font-name-complex="Arial1" style:font-size-complex="10pt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1" fo:font-size="8pt" fo:language="fr" fo:country="FR" officeooo:paragraph-rsid="0015d9ab" style:font-size-asian="8pt" style:font-name-complex="Arial1" style:font-size-complex="8pt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8pt" fo:language="fr" fo:country="FR" officeooo:paragraph-rsid="0015d9ab" style:font-size-asian="8pt" style:font-name-complex="Arial1" style:font-size-complex="8pt"/>
    </style:style>
    <style:style style:name="P38" style:family="paragraph" style:parent-style-name="Standard">
      <style:paragraph-properties style:snap-to-layout-grid="false"/>
      <style:text-properties style:font-name="Arial1" fo:font-size="8pt" fo:language="fr" fo:country="FR" officeooo:paragraph-rsid="0015d9ab" style:font-size-asian="8pt" style:font-name-complex="Arial1" style:font-size-complex="8pt"/>
    </style:style>
    <style:style style:name="P39" style:family="paragraph" style:parent-style-name="Standard">
      <style:paragraph-properties fo:text-align="end" style:justify-single-word="false" style:snap-to-layout-grid="false"/>
      <style:text-properties style:font-name="Arial1" fo:font-size="8pt" fo:language="fr" fo:country="FR" officeooo:paragraph-rsid="0015d9ab" style:font-size-asian="8pt" style:font-name-complex="Arial1" style:font-size-complex="8pt"/>
    </style:style>
    <style:style style:name="P4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1" fo:font-size="8pt" fo:language="fr" fo:country="FR" officeooo:paragraph-rsid="0015d9ab" style:font-size-asian="8pt" style:font-name-complex="Arial1" style:font-size-complex="8pt"/>
    </style:style>
    <style:style style:name="P41" style:family="paragraph" style:parent-style-name="Standard">
      <style:text-properties style:font-name="Arial1" fo:font-size="8pt" fo:language="fr" fo:country="FR" officeooo:paragraph-rsid="0015d9ab" style:font-size-asian="8pt" style:font-name-complex="Arial1" style:font-size-complex="8pt"/>
    </style:style>
    <style:style style:name="P42" style:family="paragraph" style:parent-style-name="Standard">
      <style:text-properties style:font-name="Arial1" fo:font-size="8pt" fo:language="fr" fo:country="FR" fo:font-weight="bold" officeooo:paragraph-rsid="0015d9ab" style:font-size-asian="8pt" style:font-weight-asian="bold" style:font-name-complex="Arial1" style:font-size-complex="8pt" style:font-weight-complex="bold"/>
    </style:style>
    <style:style style:name="P43" style:family="paragraph" style:parent-style-name="Standard">
      <style:paragraph-properties style:snap-to-layout-grid="false"/>
      <style:text-properties style:font-name="Arial1" fo:font-size="8pt" fo:language="fr" fo:country="FR" fo:font-style="italic" officeooo:paragraph-rsid="0015d9ab" style:font-size-asian="8pt" style:font-style-asian="italic" style:font-name-complex="Arial1" style:font-size-complex="8pt" style:font-style-complex="italic"/>
    </style:style>
    <style:style style:name="P44" style:family="paragraph" style:parent-style-name="Standard">
      <style:text-properties style:font-name="Arial1" fo:font-size="8pt" fo:language="fr" fo:country="FR" fo:font-style="italic" officeooo:paragraph-rsid="0015d9ab" style:font-size-asian="8pt" style:font-style-asian="italic" style:font-name-complex="Arial1" style:font-size-complex="8pt" style:font-style-complex="italic"/>
    </style:style>
    <style:style style:name="P45" style:family="paragraph" style:parent-style-name="Standard">
      <style:text-properties fo:font-size="8pt" fo:language="fr" fo:country="FR" officeooo:paragraph-rsid="0015d9ab" style:font-size-asian="8pt" style:font-size-complex="8pt"/>
    </style:style>
    <style:style style:name="P46" style:family="paragraph" style:parent-style-name="Standard">
      <style:text-properties fo:language="fr" fo:country="FR" fo:font-weight="normal" officeooo:paragraph-rsid="0015d9ab" style:font-weight-asian="normal" style:font-weight-complex="normal"/>
    </style:style>
    <style:style style:name="P47" style:family="paragraph" style:parent-style-name="Standard">
      <style:text-properties officeooo:paragraph-rsid="0015d9ab"/>
    </style:style>
    <style:style style:name="P48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1" fo:font-size="10pt" fo:language="fr" fo:country="FR" fo:font-weight="normal" officeooo:paragraph-rsid="0015d9ab" style:font-size-asian="10pt" style:font-weight-asian="normal" style:font-name-complex="Arial1" style:font-size-complex="10pt" style:font-weight-complex="normal"/>
    </style:style>
    <style:style style:name="P49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50" style:family="paragraph" style:parent-style-name="Standard">
      <style:paragraph-properties fo:margin-top="0.071cm" fo:margin-bottom="0.071cm" loext:contextual-spacing="false" fo:text-align="end" style:justify-single-wor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51" style:family="paragraph" style:parent-style-name="Standard">
      <style:paragraph-properties fo:margin-top="0.071cm" fo:margin-bottom="0.071cm" loext:contextual-spacing="false" fo:text-align="justify" style:justify-single-wor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52" style:family="paragraph" style:parent-style-name="Standard">
      <style:paragraph-properties fo:margin-top="0.071cm" fo:margin-bottom="0.071cm" loext:contextual-spacing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53" style:family="paragraph" style:parent-style-name="Standard">
      <style:paragraph-properties fo:margin-top="0.106cm" fo:margin-bottom="0cm" loext:contextual-spacing="false" fo:text-align="center" style:justify-single-word="false"/>
      <style:text-properties style:font-name="Arial1" fo:font-size="11pt" fo:language="fr" fo:country="FR" officeooo:paragraph-rsid="0015d9ab" style:font-size-asian="11pt" style:font-name-complex="Arial1" style:font-size-complex="11pt"/>
    </style:style>
    <style:style style:name="P5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55" style:family="paragraph" style:parent-style-name="Standard">
      <style:paragraph-properties fo:margin-left="0.635cm" fo:margin-right="0cm" fo:text-indent="0cm" style:auto-text-indent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56" style:family="paragraph" style:parent-style-name="Standard" style:list-style-name="WW8Num6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57" style:family="paragraph" style:parent-style-name="Standard" style:list-style-name="WW8Num1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58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style:font-name="Arial1" fo:font-size="8pt" fo:language="fr" fo:country="FR" officeooo:paragraph-rsid="0015d9ab" style:font-size-asian="8pt" style:font-name-complex="Arial1" style:font-size-complex="8pt"/>
    </style:style>
    <style:style style:name="P59" style:family="paragraph" style:parent-style-name="Standard">
      <style:paragraph-properties fo:margin-top="0.053cm" fo:margin-bottom="0.053cm" loext:contextual-spacing="false" fo:text-align="center" style:justify-single-wor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60" style:family="paragraph" style:parent-style-name="Standard">
      <style:paragraph-properties fo:margin-top="0.053cm" fo:margin-bottom="0.053cm" loext:contextual-spacing="false" fo:text-align="end" style:justify-single-word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61" style:family="paragraph" style:parent-style-name="Standard">
      <style:paragraph-properties fo:margin-top="0.053cm" fo:margin-bottom="0.053cm" loext:contextual-spacing="false"/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62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63" style:family="paragraph" style:parent-style-name="Standard" style:list-style-name="WW8Num1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style:font-name="Arial1" fo:font-size="10pt" fo:language="fr" fo:country="FR" officeooo:paragraph-rsid="0015d9ab" style:font-size-asian="10pt" style:font-name-complex="Arial1" style:font-size-complex="10pt"/>
    </style:style>
    <style:style style:name="P64" style:family="paragraph" style:parent-style-name="Standard" style:master-page-name="Standard">
      <style:paragraph-properties fo:text-align="start" style:justify-single-word="false" style:page-number="auto" fo:break-before="page"/>
      <style:text-properties style:font-name="Arial1" fo:font-size="16pt" fo:language="fr" fo:country="FR" fo:font-weight="bold" officeooo:paragraph-rsid="0015d9ab" style:font-size-asian="16pt" style:font-weight-asian="bold" style:font-size-complex="16pt" style:font-weight-complex="bold"/>
    </style:style>
    <style:style style:name="T1" style:family="text">
      <style:text-properties officeooo:rsid="001707c0"/>
    </style:style>
    <style:style style:name="T2" style:family="text">
      <style:text-properties officeooo:rsid="000f39b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0pt" style:font-size-asian="10pt" style:font-name-complex="Arial1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style:font-size-asian="10pt" style:font-weight-asian="bold" style:font-name-complex="Arial1" style:font-size-complex="10pt" style:font-weight-complex="bold"/>
    </style:style>
    <style:style style:name="T9" style:family="text">
      <style:text-properties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T10" style:family="text">
      <style:text-properties style:font-name="Arial1" style:text-underline-style="solid" style:text-underline-width="auto" style:text-underline-color="font-color"/>
    </style:style>
    <style:style style:name="T11" style:family="text">
      <style:text-properties style:font-name="Arial1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="Arial1" fo:font-size="10pt" style:font-size-asian="10pt" style:font-name-complex="Arial1" style:font-size-complex="10pt"/>
    </style:style>
    <style:style style:name="T13" style:family="text"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T14" style:family="text">
      <style:text-properties style:font-name-asian="Arial1"/>
    </style:style>
    <style:style style:name="T15" style:family="text">
      <style:text-properties officeooo:rsid="002bc149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position="super 58%" style:font-name="Arial1" fo:font-size="10pt" style:font-size-asian="10pt" style:font-name-complex="Arial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1">4. E</text:span>XERCICES <text:span text:style-name="T2">SUR LES </text:span>INDICATEURS DE TENDANCE CENTRALE</text:p>
      <text:p text:style-name="P9"/>
      <text:p text:style-name="P18"/>
      <text:p text:style-name="P8"/>
      <text:p text:style-name="P8"><text:span text:style-name="T4">Exercice 1 : </text:span><text:span text:style-name="T6">Calculez le mode, la moyenne et la médiane de la distribution suivante :</text:span></text:p>
      <text:p text:style-name="P1"/>
      <text:p text:style-name="P45"/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office:value-type="string">
            <text:p text:style-name="P19">Identifiant</text:p>
          </table:table-cell>
          <table:table-cell table:style-name="Tableau28.B1" office:value-type="string">
            <text:p text:style-name="P19">Distance</text:p>
            <text:p text:style-name="P19">(en km)</text:p>
          </table:table-cell>
        </table:table-row>
        <table:table-row table:style-name="Tableau28.2">
          <table:table-cell table:style-name="Tableau28.A2" office:value-type="string">
            <text:p text:style-name="P23">individu 1</text:p>
          </table:table-cell>
          <table:table-cell table:style-name="Tableau28.B2" office:value-type="string">
            <text:p text:style-name="P25">450</text:p>
          </table:table-cell>
        </table:table-row>
        <table:table-row table:style-name="Tableau28.2">
          <table:table-cell table:style-name="Tableau28.A2" office:value-type="string">
            <text:p text:style-name="P23">individu 2</text:p>
          </table:table-cell>
          <table:table-cell table:style-name="Tableau28.B2" office:value-type="string">
            <text:p text:style-name="P25">150</text:p>
          </table:table-cell>
        </table:table-row>
        <table:table-row table:style-name="Tableau28.2">
          <table:table-cell table:style-name="Tableau28.A2" office:value-type="string">
            <text:p text:style-name="P23">individu 3</text:p>
          </table:table-cell>
          <table:table-cell table:style-name="Tableau28.B2" office:value-type="string">
            <text:p text:style-name="P25">500</text:p>
          </table:table-cell>
        </table:table-row>
        <table:table-row table:style-name="Tableau28.2">
          <table:table-cell table:style-name="Tableau28.A2" office:value-type="string">
            <text:p text:style-name="P23">individu 4</text:p>
          </table:table-cell>
          <table:table-cell table:style-name="Tableau28.B2" office:value-type="string">
            <text:p text:style-name="P25">300</text:p>
          </table:table-cell>
        </table:table-row>
        <table:table-row table:style-name="Tableau28.2">
          <table:table-cell table:style-name="Tableau28.A2" office:value-type="string">
            <text:p text:style-name="P23">individu 5</text:p>
          </table:table-cell>
          <table:table-cell table:style-name="Tableau28.B2" office:value-type="string">
            <text:p text:style-name="P25">450</text:p>
          </table:table-cell>
        </table:table-row>
        <table:table-row table:style-name="Tableau28.2">
          <table:table-cell table:style-name="Tableau28.A2" office:value-type="string">
            <text:p text:style-name="P23">individu 6</text:p>
          </table:table-cell>
          <table:table-cell table:style-name="Tableau28.B2" office:value-type="string">
            <text:p text:style-name="P25">790</text:p>
          </table:table-cell>
        </table:table-row>
        <table:table-row table:style-name="Tableau28.2">
          <table:table-cell table:style-name="Tableau28.A2" office:value-type="string">
            <text:p text:style-name="P23">individu 7</text:p>
          </table:table-cell>
          <table:table-cell table:style-name="Tableau28.B2" office:value-type="string">
            <text:p text:style-name="P25">350</text:p>
          </table:table-cell>
        </table:table-row>
        <table:table-row table:style-name="Tableau28.2">
          <table:table-cell table:style-name="Tableau28.A2" office:value-type="string">
            <text:p text:style-name="P23">individu 8</text:p>
          </table:table-cell>
          <table:table-cell table:style-name="Tableau28.B2" office:value-type="string">
            <text:p text:style-name="P25">250</text:p>
          </table:table-cell>
        </table:table-row>
        <table:table-row table:style-name="Tableau28.2">
          <table:table-cell table:style-name="Tableau28.A2" office:value-type="string">
            <text:p text:style-name="P23">individu 9</text:p>
          </table:table-cell>
          <table:table-cell table:style-name="Tableau28.B2" office:value-type="string">
            <text:p text:style-name="P25">400</text:p>
          </table:table-cell>
        </table:table-row>
        <table:table-row table:style-name="Tableau28.2">
          <table:table-cell table:style-name="Tableau28.A2" office:value-type="string">
            <text:p text:style-name="P23">individu 10</text:p>
          </table:table-cell>
          <table:table-cell table:style-name="Tableau28.B2" office:value-type="string">
            <text:p text:style-name="P25">250</text:p>
          </table:table-cell>
        </table:table-row>
        <table:table-row table:style-name="Tableau28.2">
          <table:table-cell table:style-name="Tableau28.A2" office:value-type="string">
            <text:p text:style-name="P23">individu 11</text:p>
          </table:table-cell>
          <table:table-cell table:style-name="Tableau28.B2" office:value-type="string">
            <text:p text:style-name="P25">450</text:p>
          </table:table-cell>
        </table:table-row>
        <table:table-row table:style-name="Tableau28.2">
          <table:table-cell table:style-name="Tableau28.A2" office:value-type="string">
            <text:p text:style-name="P23">individu 12</text:p>
          </table:table-cell>
          <table:table-cell table:style-name="Tableau28.B2" office:value-type="string">
            <text:p text:style-name="P25">600</text:p>
          </table:table-cell>
        </table:table-row>
        <table:table-row table:style-name="Tableau28.2">
          <table:table-cell table:style-name="Tableau28.A2" office:value-type="string">
            <text:p text:style-name="P23">individu 13</text:p>
          </table:table-cell>
          <table:table-cell table:style-name="Tableau28.B2" office:value-type="string">
            <text:p text:style-name="P25">450</text:p>
          </table:table-cell>
        </table:table-row>
        <table:table-row table:style-name="Tableau28.2">
          <table:table-cell table:style-name="Tableau28.A2" office:value-type="string">
            <text:p text:style-name="P23">individu 14</text:p>
          </table:table-cell>
          <table:table-cell table:style-name="Tableau28.B2" office:value-type="string">
            <text:p text:style-name="P25">500</text:p>
          </table:table-cell>
        </table:table-row>
      </table:table>
      <text:p text:style-name="P41"/>
      <text:p text:style-name="P13"/>
      <text:p text:style-name="P17"/>
      <text:p text:style-name="P17"/>
      <text:p text:style-name="P17"><text:span text:style-name="T3">Exercice 2 :</text:span><text:span text:style-name="T5"> </text:span><text:span text:style-name="T7">Répartition de 110 personnes selon leur poids</text:span></text:p>
      <text:p text:style-name="P26"/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office:value-type="string">
            <text:p text:style-name="P48">Poids (en kg)</text:p>
          </table:table-cell>
          <table:table-cell table:style-name="Tableau29.B1" office:value-type="string">
            <text:p text:style-name="P48">Effectif</text:p>
          </table:table-cell>
        </table:table-row>
        <table:table-row table:style-name="Tableau29.1">
          <table:table-cell table:style-name="Tableau29.A1" office:value-type="string">
            <text:p text:style-name="P49">[48, 52 [</text:p>
          </table:table-cell>
          <table:table-cell table:style-name="Tableau29.B1" office:value-type="string">
            <text:p text:style-name="P50">15</text:p>
          </table:table-cell>
        </table:table-row>
        <table:table-row table:style-name="Tableau29.1">
          <table:table-cell table:style-name="Tableau29.A1" office:value-type="string">
            <text:p text:style-name="P49">[52, 56 [</text:p>
          </table:table-cell>
          <table:table-cell table:style-name="Tableau29.B1" office:value-type="string">
            <text:p text:style-name="P50">23</text:p>
          </table:table-cell>
        </table:table-row>
        <table:table-row table:style-name="Tableau29.1">
          <table:table-cell table:style-name="Tableau29.A1" office:value-type="string">
            <text:p text:style-name="P49">[56, 60 [</text:p>
          </table:table-cell>
          <table:table-cell table:style-name="Tableau29.B1" office:value-type="string">
            <text:p text:style-name="P50">38</text:p>
          </table:table-cell>
        </table:table-row>
        <table:table-row table:style-name="Tableau29.1">
          <table:table-cell table:style-name="Tableau29.A1" office:value-type="string">
            <text:p text:style-name="P49">[60, 64 [</text:p>
          </table:table-cell>
          <table:table-cell table:style-name="Tableau29.B1" office:value-type="string">
            <text:p text:style-name="P50">13</text:p>
          </table:table-cell>
        </table:table-row>
        <table:table-row table:style-name="Tableau29.1">
          <table:table-cell table:style-name="Tableau29.A1" office:value-type="string">
            <text:p text:style-name="P49">[64, 68 [</text:p>
          </table:table-cell>
          <table:table-cell table:style-name="Tableau29.B1" office:value-type="string">
            <text:p text:style-name="P50">16</text:p>
          </table:table-cell>
        </table:table-row>
        <table:table-row table:style-name="Tableau29.1">
          <table:table-cell table:style-name="Tableau29.A1" office:value-type="string">
            <text:p text:style-name="P49">[68, 72 [</text:p>
          </table:table-cell>
          <table:table-cell table:style-name="Tableau29.B1" office:value-type="string">
            <text:p text:style-name="P50">5</text:p>
          </table:table-cell>
        </table:table-row>
      </table:table>
      <text:p text:style-name="P37"/>
      <text:p text:style-name="P26"/>
      <text:p text:style-name="P26">1. Calculer la répartition proportionnelle de cette distribution (arrondir à une décimale).</text:p>
      <text:p text:style-name="P30"><text:s/></text:p>
      <text:p text:style-name="P26">2. Calculer le poids moyen de cette population (arrondir à deux décimales).</text:p>
      <text:p text:style-name="P13"><text:soft-page-break/></text:p>
      <text:p text:style-name="P10"/>
      <text:p text:style-name="P15"/>
      <text:p text:style-name="P15"/>
      <text:p text:style-name="P15"><text:span text:style-name="T11">Exercice 3 : </text:span><text:span text:style-name="T12">Avec le tableau donnant la répartition du nombre de personnes du ménage dans quelques pays, répondre aux questions suivantes : </text:span></text:p>
      <text:p text:style-name="P26"/>
      <text:p text:style-name="P26">1. <text:s/>Sachant que l’effectif total de l’Allemagne est de 2 612 578, celui de la Belgique 1 581 574, celui de la France 5 510 432 et celui de la Côte d’Ivoire 7 012 756, calculer les effectifs de chacune des modalités pour chaque pays.</text:p>
      <text:p text:style-name="P26"/>
      <text:p text:style-name="P26">2. <text:s/>Calculer le nombre moyen de personnes dans un ménage pour chaque pays.</text:p>
      <text:p text:style-name="P26"/>
      <text:p text:style-name="P26"/>
      <text:p text:style-name="P53"><text:span text:style-name="T14"><text:s text:c="82"/></text:span>En %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column table:style-name="Tableau30.E"/>
        <table:table-row table:style-name="Tableau30.1">
          <table:table-cell table:style-name="Tableau30.A1" office:value-type="string">
            <text:p text:style-name="P51">Nb de personnes du ménage</text:p>
          </table:table-cell>
          <table:table-cell table:style-name="Tableau30.A1" office:value-type="string">
            <text:p text:style-name="P49">Allemagne</text:p>
          </table:table-cell>
          <table:table-cell table:style-name="Tableau30.A1" office:value-type="string">
            <text:p text:style-name="P49">Belgique</text:p>
          </table:table-cell>
          <table:table-cell table:style-name="Tableau30.A1" office:value-type="string">
            <text:p text:style-name="P49">France</text:p>
          </table:table-cell>
          <table:table-cell table:style-name="Tableau30.E1" office:value-type="string">
            <text:p text:style-name="P49">Côte d’Ivoire</text:p>
          </table:table-cell>
        </table:table-row>
        <table:table-row table:style-name="Tableau30.1">
          <table:table-cell table:style-name="Tableau30.A2" office:value-type="string">
            <text:p text:style-name="P49">1</text:p>
          </table:table-cell>
          <table:table-cell table:style-name="Tableau30.A1" office:value-type="string">
            <text:p text:style-name="P50">24</text:p>
          </table:table-cell>
          <table:table-cell table:style-name="Tableau30.A1" office:value-type="string">
            <text:p text:style-name="P50">29</text:p>
          </table:table-cell>
          <table:table-cell table:style-name="Tableau30.A1" office:value-type="string">
            <text:p text:style-name="P50">15</text:p>
          </table:table-cell>
          <table:table-cell table:style-name="Tableau30.E1" office:value-type="string">
            <text:p text:style-name="P50">1</text:p>
          </table:table-cell>
        </table:table-row>
        <table:table-row table:style-name="Tableau30.1">
          <table:table-cell table:style-name="Tableau30.A2" office:value-type="string">
            <text:p text:style-name="P49">2</text:p>
          </table:table-cell>
          <table:table-cell table:style-name="Tableau30.A1" office:value-type="string">
            <text:p text:style-name="P50">33</text:p>
          </table:table-cell>
          <table:table-cell table:style-name="Tableau30.A1" office:value-type="string">
            <text:p text:style-name="P50">34</text:p>
          </table:table-cell>
          <table:table-cell table:style-name="Tableau30.A1" office:value-type="string">
            <text:p text:style-name="P50">38</text:p>
          </table:table-cell>
          <table:table-cell table:style-name="Tableau30.E1" office:value-type="string">
            <text:p text:style-name="P50"><text:s/>9</text:p>
          </table:table-cell>
        </table:table-row>
        <table:table-row table:style-name="Tableau30.1">
          <table:table-cell table:style-name="Tableau30.A2" office:value-type="string">
            <text:p text:style-name="P49">3</text:p>
          </table:table-cell>
          <table:table-cell table:style-name="Tableau30.A1" office:value-type="string">
            <text:p text:style-name="P50">27</text:p>
          </table:table-cell>
          <table:table-cell table:style-name="Tableau30.A1" office:value-type="string">
            <text:p text:style-name="P50">31</text:p>
          </table:table-cell>
          <table:table-cell table:style-name="Tableau30.A1" office:value-type="string">
            <text:p text:style-name="P50">19</text:p>
          </table:table-cell>
          <table:table-cell table:style-name="Tableau30.E1" office:value-type="string">
            <text:p text:style-name="P50">16</text:p>
          </table:table-cell>
        </table:table-row>
        <table:table-row table:style-name="Tableau30.1">
          <table:table-cell table:style-name="Tableau30.A2" office:value-type="string">
            <text:p text:style-name="P49">4</text:p>
          </table:table-cell>
          <table:table-cell table:style-name="Tableau30.A1" office:value-type="string">
            <text:p text:style-name="P50">12</text:p>
          </table:table-cell>
          <table:table-cell table:style-name="Tableau30.A1" office:value-type="string">
            <text:p text:style-name="P50">4</text:p>
          </table:table-cell>
          <table:table-cell table:style-name="Tableau30.A1" office:value-type="string">
            <text:p text:style-name="P50">24</text:p>
          </table:table-cell>
          <table:table-cell table:style-name="Tableau30.E1" office:value-type="string">
            <text:p text:style-name="P50">27</text:p>
          </table:table-cell>
        </table:table-row>
        <table:table-row table:style-name="Tableau30.1">
          <table:table-cell table:style-name="Tableau30.A2" office:value-type="string">
            <text:p text:style-name="P49">6</text:p>
          </table:table-cell>
          <table:table-cell table:style-name="Tableau30.A1" office:value-type="string">
            <text:p text:style-name="P50">4</text:p>
          </table:table-cell>
          <table:table-cell table:style-name="Tableau30.A1" office:value-type="string">
            <text:p text:style-name="P50">2</text:p>
          </table:table-cell>
          <table:table-cell table:style-name="Tableau30.A1" office:value-type="string">
            <text:p text:style-name="P50">4</text:p>
          </table:table-cell>
          <table:table-cell table:style-name="Tableau30.E1" office:value-type="string">
            <text:p text:style-name="P50">47</text:p>
          </table:table-cell>
        </table:table-row>
      </table:table>
      <text:p text:style-name="P13"/>
      <text:p text:style-name="P13"/>
      <text:p text:style-name="P16"/>
      <text:p text:style-name="P16"><text:span text:style-name="T10">Exercice 4 : </text:span><text:span text:style-name="T13">Tableau donnant les effectifs des établissements de travail temporaire par sexe du 31/12/1987 au 31/12/1990. </text:span></text:p>
      <text:p text:style-name="P29"><text:tab/><text:tab/><text:tab/><text:tab/> <text:s text:c="11"/><text:tab/><text:tab/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column table:style-name="Tableau31.E"/>
        <table:table-row table:style-name="Tableau31.1">
          <table:table-cell table:style-name="Tableau31.A1" table:number-rows-spanned="2" office:value-type="string">
            <text:p text:style-name="P49">Date </text:p>
          </table:table-cell>
          <table:table-cell table:style-name="Tableau31.A1" table:number-rows-spanned="2" office:value-type="string">
            <text:p text:style-name="P49">Nombre d’établissements</text:p>
          </table:table-cell>
          <table:table-cell table:style-name="Tableau31.C1" table:number-columns-spanned="3" office:value-type="string">
            <text:p text:style-name="P49">Effectifs salariés (en milliers)</text:p>
          </table:table-cell>
          <table:covered-table-cell/>
          <table:covered-table-cell/>
        </table:table-row>
        <table:table-row table:style-name="Tableau31.1">
          <table:covered-table-cell/>
          <table:covered-table-cell/>
          <table:table-cell table:style-name="Tableau31.A1" office:value-type="string">
            <text:p text:style-name="P49">Hommes</text:p>
          </table:table-cell>
          <table:table-cell table:style-name="Tableau31.A1" office:value-type="string">
            <text:p text:style-name="P49">Femmes</text:p>
          </table:table-cell>
          <table:table-cell table:style-name="Tableau31.C1" office:value-type="string">
            <text:p text:style-name="P49">Ensemble</text:p>
          </table:table-cell>
        </table:table-row>
        <table:table-row table:style-name="Tableau31.3">
          <table:table-cell table:style-name="Tableau31.A1" office:value-type="string">
            <text:p text:style-name="P49">31/12/1987</text:p>
          </table:table-cell>
          <table:table-cell table:style-name="Tableau31.A1" office:value-type="string">
            <text:p text:style-name="P50">3269</text:p>
          </table:table-cell>
          <table:table-cell table:style-name="Tableau31.A1" office:value-type="string">
            <text:p text:style-name="P50">127,8</text:p>
          </table:table-cell>
          <table:table-cell table:style-name="Tableau31.A1" office:value-type="string">
            <text:p text:style-name="P50">52,2</text:p>
          </table:table-cell>
          <table:table-cell table:style-name="Tableau31.C1" office:value-type="string">
            <text:p text:style-name="P50">180,0</text:p>
          </table:table-cell>
        </table:table-row>
        <table:table-row table:style-name="Tableau31.3">
          <table:table-cell table:style-name="Tableau31.A1" office:value-type="string">
            <text:p text:style-name="P49">31/12/1988</text:p>
          </table:table-cell>
          <table:table-cell table:style-name="Tableau31.A1" office:value-type="string">
            <text:p text:style-name="P50">3617</text:p>
          </table:table-cell>
          <table:table-cell table:style-name="Tableau31.A1" office:value-type="string">
            <text:p text:style-name="P50">185,0</text:p>
          </table:table-cell>
          <table:table-cell table:style-name="Tableau31.A1" office:value-type="string">
            <text:p text:style-name="P50">67,4</text:p>
          </table:table-cell>
          <table:table-cell table:style-name="Tableau31.C1" office:value-type="string">
            <text:p text:style-name="P50">252,4</text:p>
          </table:table-cell>
        </table:table-row>
        <table:table-row table:style-name="Tableau31.3">
          <table:table-cell table:style-name="Tableau31.A1" office:value-type="string">
            <text:p text:style-name="P49">31/12/1989</text:p>
          </table:table-cell>
          <table:table-cell table:style-name="Tableau31.A1" office:value-type="string">
            <text:p text:style-name="P50">4072</text:p>
          </table:table-cell>
          <table:table-cell table:style-name="Tableau31.A1" office:value-type="string">
            <text:p text:style-name="P50">219,1</text:p>
          </table:table-cell>
          <table:table-cell table:style-name="Tableau31.A1" office:value-type="string">
            <text:p text:style-name="P50">83,7</text:p>
          </table:table-cell>
          <table:table-cell table:style-name="Tableau31.C1" office:value-type="string">
            <text:p text:style-name="P50">302,8</text:p>
          </table:table-cell>
        </table:table-row>
        <table:table-row table:style-name="Tableau31.3">
          <table:table-cell table:style-name="Tableau31.A1" office:value-type="string">
            <text:p text:style-name="P49">31/12/1990</text:p>
          </table:table-cell>
          <table:table-cell table:style-name="Tableau31.A1" office:value-type="string">
            <text:p text:style-name="P50">4725</text:p>
          </table:table-cell>
          <table:table-cell table:style-name="Tableau31.A1" office:value-type="string">
            <text:p text:style-name="P50">207,3</text:p>
          </table:table-cell>
          <table:table-cell table:style-name="Tableau31.A1" office:value-type="string">
            <text:p text:style-name="P50">84,2</text:p>
          </table:table-cell>
          <table:table-cell table:style-name="Tableau31.C1" office:value-type="string">
            <text:p text:style-name="P50">291,5</text:p>
          </table:table-cell>
        </table:table-row>
      </table:table>
      <text:p text:style-name="P29">Source : UNEDIC</text:p>
      <text:p text:style-name="P41"/>
      <text:p text:style-name="P26">1. Calculer la part des hommes et des femmes dans l’ensemble des salariés pour chaque année.</text:p>
      <text:p text:style-name="P37"/>
      <text:p text:style-name="P12"><text:soft-page-break/>2. Calculer, pour chaque année, le nombre moyen de salariés par établissement. </text:p>
      <text:p text:style-name="P11"/>
      <text:p text:style-name="P11"/>
      <text:p text:style-name="P8"/>
      <text:p text:style-name="P8"/>
      <text:p text:style-name="P8"><text:span text:style-name="T4">Exercice 5 : </text:span><text:span text:style-name="T6">T</text:span><text:span text:style-name="T8">ableau donnant pour quelques entreprises les salaires et les effectifs des hommes et des femmes en 1999 (Effectifs en milliers et salaires annuels en euros)</text:span></text:p>
      <text:p text:style-name="P37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row table:style-name="Tableau32.1">
          <table:table-cell table:style-name="Tableau32.A1" table:number-rows-spanned="2" office:value-type="string">
            <text:p text:style-name="P49">secteur</text:p>
          </table:table-cell>
          <table:table-cell table:style-name="Tableau32.A1" table:number-rows-spanned="2" office:value-type="string">
            <text:p text:style-name="P49">Entreprise</text:p>
          </table:table-cell>
          <table:table-cell table:style-name="Tableau32.C1" table:number-columns-spanned="2" office:value-type="string">
            <text:p text:style-name="P49">Femmes</text:p>
          </table:table-cell>
          <table:covered-table-cell/>
          <table:table-cell table:style-name="Tableau32.E1" table:number-columns-spanned="2" office:value-type="string">
            <text:p text:style-name="P49">Hommes</text:p>
          </table:table-cell>
          <table:covered-table-cell/>
        </table:table-row>
        <table:table-row table:style-name="Tableau32.1">
          <table:covered-table-cell/>
          <table:covered-table-cell/>
          <table:table-cell table:style-name="Tableau32.C1" office:value-type="string">
            <text:p text:style-name="P49">Sal<text:span text:style-name="T15">aire</text:span> annuel</text:p>
          </table:table-cell>
          <table:table-cell table:style-name="Tableau32.C1" office:value-type="string">
            <text:p text:style-name="P49">Effectif</text:p>
          </table:table-cell>
          <table:table-cell table:style-name="Tableau32.C1" office:value-type="string">
            <text:p text:style-name="P49">Sal<text:span text:style-name="T15">aire </text:span>annuel</text:p>
          </table:table-cell>
          <table:table-cell table:style-name="Tableau32.E1" office:value-type="string">
            <text:p text:style-name="P49">Effectif</text:p>
          </table:table-cell>
        </table:table-row>
        <table:table-row table:style-name="Tableau32.3">
          <table:table-cell table:style-name="Tableau32.C1" office:value-type="string">
            <text:p text:style-name="P52">Ind</text:p>
          </table:table-cell>
          <table:table-cell table:style-name="Tableau32.C1" office:value-type="string">
            <text:p text:style-name="P52">Dupont &amp; Co</text:p>
          </table:table-cell>
          <table:table-cell table:style-name="Tableau32.C1" office:value-type="string">
            <text:p text:style-name="P50">13665</text:p>
          </table:table-cell>
          <table:table-cell table:style-name="Tableau32.C1" office:value-type="string">
            <text:p text:style-name="P50">146,414</text:p>
          </table:table-cell>
          <table:table-cell table:style-name="Tableau32.C1" office:value-type="string">
            <text:p text:style-name="P50">17283</text:p>
          </table:table-cell>
          <table:table-cell table:style-name="Tableau32.E1" office:value-type="string">
            <text:p text:style-name="P50">313,49</text:p>
          </table:table-cell>
        </table:table-row>
        <table:table-row table:style-name="Tableau32.3">
          <table:table-cell table:style-name="Tableau32.C1" office:value-type="string">
            <text:p text:style-name="P52">Ser</text:p>
          </table:table-cell>
          <table:table-cell table:style-name="Tableau32.C1" office:value-type="string">
            <text:p text:style-name="P52">Martin &amp; fils</text:p>
          </table:table-cell>
          <table:table-cell table:style-name="Tableau32.C1" office:value-type="string">
            <text:p text:style-name="P50">16803</text:p>
          </table:table-cell>
          <table:table-cell table:style-name="Tableau32.C1" office:value-type="string">
            <text:p text:style-name="P50">260,014</text:p>
          </table:table-cell>
          <table:table-cell table:style-name="Tableau32.C1" office:value-type="string">
            <text:p text:style-name="P50">22407</text:p>
          </table:table-cell>
          <table:table-cell table:style-name="Tableau32.E1" office:value-type="string">
            <text:p text:style-name="P50">310,58</text:p>
          </table:table-cell>
        </table:table-row>
        <table:table-row table:style-name="Tableau32.3">
          <table:table-cell table:style-name="Tableau32.C1" office:value-type="string">
            <text:p text:style-name="P52">Ser</text:p>
          </table:table-cell>
          <table:table-cell table:style-name="Tableau32.C1" office:value-type="string">
            <text:p text:style-name="P52">Quincaillerie Gros</text:p>
          </table:table-cell>
          <table:table-cell table:style-name="Tableau32.C1" office:value-type="string">
            <text:p text:style-name="P50">17999</text:p>
          </table:table-cell>
          <table:table-cell table:style-name="Tableau32.C1" office:value-type="string">
            <text:p text:style-name="P50"><text:s text:c="2"/>33,762</text:p>
          </table:table-cell>
          <table:table-cell table:style-name="Tableau32.C1" office:value-type="string">
            <text:p text:style-name="P50">21459</text:p>
          </table:table-cell>
          <table:table-cell table:style-name="Tableau32.E1" office:value-type="string">
            <text:p text:style-name="P50">213,48</text:p>
          </table:table-cell>
        </table:table-row>
        <table:table-row table:style-name="Tableau32.3">
          <table:table-cell table:style-name="Tableau32.C1" office:value-type="string">
            <text:p text:style-name="P52">Ter</text:p>
          </table:table-cell>
          <table:table-cell table:style-name="Tableau32.C1" office:value-type="string">
            <text:p text:style-name="P52"><text:span text:style-name="T2">Établissement</text:span> Sel</text:p>
          </table:table-cell>
          <table:table-cell table:style-name="Tableau32.C1" office:value-type="string">
            <text:p text:style-name="P50">18123</text:p>
          </table:table-cell>
          <table:table-cell table:style-name="Tableau32.C1" office:value-type="string">
            <text:p text:style-name="P50">123,726</text:p>
          </table:table-cell>
          <table:table-cell table:style-name="Tableau32.C1" office:value-type="string">
            <text:p text:style-name="P50">22615</text:p>
          </table:table-cell>
          <table:table-cell table:style-name="Tableau32.E1" office:value-type="string">
            <text:p text:style-name="P50">604,93</text:p>
          </table:table-cell>
        </table:table-row>
        <table:table-row table:style-name="Tableau32.3">
          <table:table-cell table:style-name="Tableau32.C1" office:value-type="string">
            <text:p text:style-name="P52">Ind</text:p>
          </table:table-cell>
          <table:table-cell table:style-name="Tableau32.C1" office:value-type="string">
            <text:p text:style-name="P52">Dubois</text:p>
          </table:table-cell>
          <table:table-cell table:style-name="Tableau32.C1" office:value-type="string">
            <text:p text:style-name="P50">15458</text:p>
          </table:table-cell>
          <table:table-cell table:style-name="Tableau32.C1" office:value-type="string">
            <text:p text:style-name="P50"><text:s/>291,73</text:p>
          </table:table-cell>
          <table:table-cell table:style-name="Tableau32.C1" office:value-type="string">
            <text:p text:style-name="P50">19945</text:p>
          </table:table-cell>
          <table:table-cell table:style-name="Tableau32.E1" office:value-type="string">
            <text:p text:style-name="P50">1008,51</text:p>
          </table:table-cell>
        </table:table-row>
        <table:table-row table:style-name="Tableau32.3">
          <table:table-cell table:style-name="Tableau32.C1" office:value-type="string">
            <text:p text:style-name="P52">Ter</text:p>
          </table:table-cell>
          <table:table-cell table:style-name="Tableau32.C1" office:value-type="string">
            <text:p text:style-name="P52">Durant</text:p>
          </table:table-cell>
          <table:table-cell table:style-name="Tableau32.C1" office:value-type="string">
            <text:p text:style-name="P50">16720</text:p>
          </table:table-cell>
          <table:table-cell table:style-name="Tableau32.C1" office:value-type="string">
            <text:p text:style-name="P50"><text:s/>56,554</text:p>
          </table:table-cell>
          <table:table-cell table:style-name="Tableau32.C1" office:value-type="string">
            <text:p text:style-name="P50">16447</text:p>
          </table:table-cell>
          <table:table-cell table:style-name="Tableau32.E1" office:value-type="string">
            <text:p text:style-name="P50">946,37</text:p>
          </table:table-cell>
        </table:table-row>
        <table:table-row table:style-name="Tableau32.3">
          <table:table-cell table:style-name="Tableau32.C1" office:value-type="string">
            <text:p text:style-name="P52">Ind</text:p>
          </table:table-cell>
          <table:table-cell table:style-name="Tableau32.C1" office:value-type="string">
            <text:p text:style-name="P52">Entreprise du Centre</text:p>
          </table:table-cell>
          <table:table-cell table:style-name="Tableau32.C1" office:value-type="string">
            <text:p text:style-name="P50">22187</text:p>
          </table:table-cell>
          <table:table-cell table:style-name="Tableau32.C1" office:value-type="string">
            <text:p text:style-name="P50"><text:s/>40,23</text:p>
          </table:table-cell>
          <table:table-cell table:style-name="Tableau32.C1" office:value-type="string">
            <text:p text:style-name="P50">27004</text:p>
          </table:table-cell>
          <table:table-cell table:style-name="Tableau32.E1" office:value-type="string">
            <text:p text:style-name="P50">183,72</text:p>
          </table:table-cell>
        </table:table-row>
        <table:table-row table:style-name="Tableau32.3">
          <table:table-cell table:style-name="Tableau32.C1" office:value-type="string">
            <text:p text:style-name="P52">Ser</text:p>
          </table:table-cell>
          <table:table-cell table:style-name="Tableau32.C1" office:value-type="string">
            <text:p text:style-name="P52">Déménageurs réunis</text:p>
          </table:table-cell>
          <table:table-cell table:style-name="Tableau32.C1" office:value-type="string">
            <text:p text:style-name="P50">14876</text:p>
          </table:table-cell>
          <table:table-cell table:style-name="Tableau32.C1" office:value-type="string">
            <text:p text:style-name="P50">732,48</text:p>
          </table:table-cell>
          <table:table-cell table:style-name="Tableau32.C1" office:value-type="string">
            <text:p text:style-name="P50">19496</text:p>
          </table:table-cell>
          <table:table-cell table:style-name="Tableau32.E1" office:value-type="string">
            <text:p text:style-name="P50">1262,45</text:p>
          </table:table-cell>
        </table:table-row>
        <table:table-row table:style-name="Tableau32.3">
          <table:table-cell table:style-name="Tableau32.C1" office:value-type="string">
            <text:p text:style-name="P52">Ser</text:p>
          </table:table-cell>
          <table:table-cell table:style-name="Tableau32.C1" office:value-type="string">
            <text:p text:style-name="P52">Carchan</text:p>
          </table:table-cell>
          <table:table-cell table:style-name="Tableau32.C1" office:value-type="string">
            <text:p text:style-name="P50">19223</text:p>
          </table:table-cell>
          <table:table-cell table:style-name="Tableau32.C1" office:value-type="string">
            <text:p text:style-name="P50">751,82</text:p>
          </table:table-cell>
          <table:table-cell table:style-name="Tableau32.C1" office:value-type="string">
            <text:p text:style-name="P50">25407</text:p>
          </table:table-cell>
          <table:table-cell table:style-name="Tableau32.E1" office:value-type="string">
            <text:p text:style-name="P50">1232,9</text:p>
          </table:table-cell>
        </table:table-row>
      </table:table>
      <text:p text:style-name="P54"/>
      <text:list xml:id="list953114699" text:style-name="WW8Num6">
        <text:list-item>
          <text:p text:style-name="P56">Pour chaque entreprise, calculer avec deux décimales la masse salariale des femmes et celle des hommes.</text:p>
        </text:list-item>
      </text:list>
      <text:p text:style-name="P58"/>
      <text:list xml:id="list164854388402688" text:continue-numbering="true" text:style-name="WW8Num6">
        <text:list-item>
          <text:p text:style-name="P56">Pour faire une étude spécifique, on agrège les entreprises par secteur :</text:p>
          <text:list>
            <text:list-item>
              <text:p text:style-name="P56">Industrie (Ind)</text:p>
            </text:list-item>
            <text:list-item>
              <text:p text:style-name="P56">Services (Ser)</text:p>
            </text:list-item>
            <text:list-item>
              <text:p text:style-name="P56">Tertiaire (Ter)</text:p>
            </text:list-item>
          </text:list>
        </text:list-item>
      </text:list>
      <text:p text:style-name="P29">Calculer le salaire moyen des hommes, des femmes et de l’ensemble pour le secteur de l’industrie (2 décimales).</text:p>
      <text:p text:style-name="P41"/>
      <text:p text:style-name="P41"/>
      <text:p text:style-name="P8"/>
      <text:p text:style-name="P8"><text:span text:style-name="T4">Exercice 6 :</text:span><text:span text:style-name="T16"> </text:span><text:span text:style-name="T9">Niveau de vie et indicateurs d'inégalité</text:span></text:p>
      <text:p text:style-name="P3"/>
      <text:p text:style-name="P2"/>
      <table:table table:name="Tableau33" table:style-name="Tableau33">
        <table:table-column table:style-name="Tableau33.A"/>
        <table:table-column table:style-name="Tableau33.B" table:number-columns-repeated="2"/>
        <table:table-column table:style-name="Tableau33.D"/>
        <table:table-row table:style-name="Tableau33.1">
          <table:table-cell table:style-name="Tableau33.A1" office:value-type="string">
            <text:p text:style-name="P31"/>
          </table:table-cell>
          <table:table-cell table:style-name="Tableau33.B1" office:value-type="string">
            <text:p text:style-name="P19">2006 (r)</text:p>
          </table:table-cell>
          <table:table-cell table:style-name="Tableau33.B1" office:value-type="string">
            <text:p text:style-name="P19">2007 (r)</text:p>
          </table:table-cell>
          <table:table-cell table:style-name="Tableau33.D1" office:value-type="string">
            <text:p text:style-name="P19">2008</text:p>
          </table:table-cell>
        </table:table-row>
        <table:table-row table:style-name="Tableau33.1">
          <table:table-cell table:style-name="Tableau33.B1" office:value-type="string">
            <text:p text:style-name="P21">Niveau de vie annuel (en euros)</text:p>
          </table:table-cell>
          <table:table-cell table:style-name="Tableau33.B2" office:value-type="string">
            <text:p text:style-name="P22"/>
          </table:table-cell>
          <table:table-cell table:style-name="Tableau33.B2" office:value-type="string">
            <text:p text:style-name="P22"/>
          </table:table-cell>
          <table:table-cell table:style-name="Tableau33.D2" office:value-type="string">
            <text:p text:style-name="P22"/>
          </table:table-cell>
        </table:table-row>
        <table:table-row table:style-name="Tableau33.3">
          <table:table-cell table:style-name="Tableau33.B1" office:value-type="string">
            <text:p text:style-name="P46"><text:span text:style-name="T12">1</text:span><text:span text:style-name="T17">er </text:span><text:span text:style-name="T12">décile (D1)</text:span></text:p>
          </table:table-cell>
          <table:table-cell table:style-name="Tableau33.B3" office:value-type="string">
            <text:p text:style-name="P25">10 090</text:p>
          </table:table-cell>
          <table:table-cell table:style-name="Tableau33.B3" office:value-type="string">
            <text:p text:style-name="P25">10 290</text:p>
          </table:table-cell>
          <table:table-cell table:style-name="Tableau33.D3" office:value-type="string">
            <text:p text:style-name="P25">10 520</text:p>
          </table:table-cell>
        </table:table-row>
        <table:table-row table:style-name="Tableau33.1">
          <table:table-cell table:style-name="Tableau33.B1" office:value-type="string">
            <text:p text:style-name="P21">Médiane (D5)</text:p>
          </table:table-cell>
          <table:table-cell table:style-name="Tableau33.B4" office:value-type="string">
            <text:p text:style-name="P25">18 280</text:p>
          </table:table-cell>
          <table:table-cell table:style-name="Tableau33.B4" office:value-type="string">
            <text:p text:style-name="P25">18 670</text:p>
          </table:table-cell>
          <table:table-cell table:style-name="Tableau33.D4" office:value-type="string">
            <text:p text:style-name="P25">18 990</text:p>
          </table:table-cell>
        </table:table-row>
        <table:table-row table:style-name="Tableau33.3">
          <table:table-cell table:style-name="Tableau33.B1" office:value-type="string">
            <text:p text:style-name="P46"><text:span text:style-name="T12">9</text:span><text:span text:style-name="T17">e</text:span><text:span text:style-name="T12"> décile (D9)</text:span></text:p>
          </table:table-cell>
          <table:table-cell table:style-name="Tableau33.B4" office:value-type="string">
            <text:p text:style-name="P25">34 390</text:p>
          </table:table-cell>
          <table:table-cell table:style-name="Tableau33.B4" office:value-type="string">
            <text:p text:style-name="P25">34 850</text:p>
          </table:table-cell>
          <table:table-cell table:style-name="Tableau33.D4" office:value-type="string">
            <text:p text:style-name="P25">35 550</text:p>
          </table:table-cell>
        </table:table-row>
        <table:table-row table:style-name="Tableau33.1">
          <table:table-cell table:style-name="Tableau33.B1" office:value-type="string">
            <text:p text:style-name="P21">Indicateurs d'inégalité</text:p>
          </table:table-cell>
          <table:table-cell table:style-name="Tableau33.B4" office:value-type="string">
            <text:p text:style-name="P34"/>
          </table:table-cell>
          <table:table-cell table:style-name="Tableau33.B4" office:value-type="string">
            <text:p text:style-name="P34"/>
          </table:table-cell>
          <table:table-cell table:style-name="Tableau33.D4" office:value-type="string">
            <text:p text:style-name="P34"/>
          </table:table-cell>
        </table:table-row>
        <table:table-row table:style-name="Tableau33.1">
          <table:table-cell table:style-name="Tableau33.B1" office:value-type="string">
            <text:p text:style-name="P29">S20 (en %)</text:p>
          </table:table-cell>
          <table:table-cell table:style-name="Tableau33.B4" office:value-type="string">
            <text:p text:style-name="P25">9,0</text:p>
          </table:table-cell>
          <table:table-cell table:style-name="Tableau33.B4" office:value-type="string">
            <text:p text:style-name="P25">9,0</text:p>
          </table:table-cell>
          <table:table-cell table:style-name="Tableau33.D4" office:value-type="string">
            <text:p text:style-name="P25">9,0</text:p>
          </table:table-cell>
        </table:table-row>
        <table:table-row table:style-name="Tableau33.1">
          <table:table-cell table:style-name="Tableau33.B1" office:value-type="string">
            <text:p text:style-name="P29">S50 (en %)</text:p>
          </table:table-cell>
          <table:table-cell table:style-name="Tableau33.B4" office:value-type="string">
            <text:p text:style-name="P25">30,7</text:p>
          </table:table-cell>
          <table:table-cell table:style-name="Tableau33.B4" office:value-type="string">
            <text:p text:style-name="P25">30,7</text:p>
          </table:table-cell>
          <table:table-cell table:style-name="Tableau33.D4" office:value-type="string">
            <text:p text:style-name="P25">30,9</text:p>
          </table:table-cell>
        </table:table-row>
        <table:table-row table:style-name="Tableau33.1">
          <table:table-cell table:style-name="Tableau33.B1" office:value-type="string">
            <text:p text:style-name="P29">S80 (en %)</text:p>
          </table:table-cell>
          <table:table-cell table:style-name="Tableau33.B4" office:value-type="string">
            <text:p text:style-name="P25">61,6</text:p>
          </table:table-cell>
          <table:table-cell table:style-name="Tableau33.B4" office:value-type="string">
            <text:p text:style-name="P25">61,8</text:p>
          </table:table-cell>
          <table:table-cell table:style-name="Tableau33.D4" office:value-type="string">
            <text:p text:style-name="P25">61,7</text:p>
          </table:table-cell>
        </table:table-row>
        <text:soft-page-break/>
        <table:table-row table:style-name="Tableau33.1">
          <table:table-cell table:style-name="Tableau33.A10" office:value-type="string">
            <text:p text:style-name="P41">r : données révisées.</text:p>
          </table:table-cell>
          <table:table-cell table:style-name="Tableau33.A10" office:value-type="string">
            <text:p text:style-name="P35"/>
          </table:table-cell>
          <table:table-cell table:style-name="Tableau33.A10" office:value-type="string">
            <text:p text:style-name="P35"/>
          </table:table-cell>
          <table:table-cell table:style-name="Tableau33.A10" office:value-type="string">
            <text:p text:style-name="P35"/>
          </table:table-cell>
        </table:table-row>
      </table:table>
      <text:p text:style-name="P6">Note : l'enquête prend en compte les transferts sociaux réels (prestations familiales, prestations logement et minima sociaux) et couvre les revenus du patrimoine.<text:tab/><text:tab/><text:tab/><text:tab/></text:p>
      <text:p text:style-name="P6">"Lecture : les 20 % les plus pauvres disposent en 2008 de 9,0 % de la somme des revenus disponibles par UC (S20)</text:p>
      <text:p text:style-name="P4">UC=unité de consommation"<text:tab/><text:tab/><text:tab/><text:tab/></text:p>
      <text:p text:style-name="P4">Champ : personnes vivant en France métropolitaine dans un ménage dont le revenu déclaré au fisc est positif ou nul et dont la personne de référence n'est pas étudiante.<text:tab/><text:tab/><text:tab/><text:tab/></text:p>
      <text:p text:style-name="P4">Sources : Insee ; DGFiP ; Cnaf ; Cnav ; CCMSA ; enquêtes ERFS 2006 à 2008.<text:tab/><text:tab/><text:tab/></text:p>
      <text:p text:style-name="P29"/>
      <text:list xml:id="list3390809284" text:style-name="WW8Num4">
        <text:list-item>
          <text:p text:style-name="P27">Quel est le niveau de vie médian annuel en France en 2008 ? Que représente-t-il ?</text:p>
        </text:list-item>
      </text:list>
      <text:p text:style-name="P55"/>
      <text:list xml:id="list164855274850563" text:continue-numbering="true" text:style-name="WW8Num4">
        <text:list-item>
          <text:p text:style-name="P27">Calculer le rapport interdécile D9/D1 pour chacune des années du tableau. Que représente-t-il ? Est-ce un indicateur d’inégalité ?</text:p>
        </text:list-item>
      </text:list>
      <text:p text:style-name="P29"/>
      <text:list xml:id="list164854234467402" text:continue-numbering="true" text:style-name="WW8Num4">
        <text:list-item>
          <text:p text:style-name="P27">Quel est le pourcentage de la somme des revenus disponibles par UC détenus par les 20% les plus aisés en 2006 ?</text:p>
        </text:list-item>
      </text:list>
      <text:p text:style-name="P55"/>
      <text:list xml:id="list164854072502015" text:continue-numbering="true" text:style-name="WW8Num4">
        <text:list-item>
          <text:p text:style-name="P27">Quel est le pourcentage de la somme des revenus disponibles par UC détenus par les 50% les plus aisés en 2007 ?</text:p>
        </text:list-item>
      </text:list>
      <text:p text:style-name="P29"/>
      <text:list xml:id="list164854872002177" text:continue-numbering="true" text:style-name="WW8Num4">
        <text:list-item>
          <text:p text:style-name="P27">Quel est le pourcentage de la somme des revenus disponibles par UC détenus par les 80% les plus aisés en 2008 ?</text:p>
        </text:list-item>
      </text:list>
      <text:p text:style-name="P41"/>
      <text:p text:style-name="P41"/>
      <text:p text:style-name="P16"><text:span text:style-name="T10">Exercice 7 : </text:span><text:span text:style-name="T13">Consommation moyenne de quelques produits alimentaires</text:span></text:p>
      <text:p text:style-name="P4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row table:style-name="Tableau34.1">
          <table:table-cell table:style-name="Tableau34.A1" office:value-type="string">
            <text:p text:style-name="P32"/>
          </table:table-cell>
          <table:table-cell table:style-name="Tableau34.B1" table:number-columns-spanned="2" office:value-type="string">
            <text:p text:style-name="P25">en kg par personne</text:p>
          </table:table-cell>
          <table:covered-table-cell/>
        </table:table-row>
        <table:table-row table:style-name="Tableau34.1">
          <table:table-cell table:style-name="Tableau34.A1" office:value-type="string">
            <text:p text:style-name="P28"/>
          </table:table-cell>
          <table:table-cell table:style-name="Tableau34.B2" office:value-type="string">
            <text:p text:style-name="P19">2000</text:p>
          </table:table-cell>
          <table:table-cell table:style-name="Tableau34.C2" office:value-type="string">
            <text:p text:style-name="P19">2008 (r)</text:p>
          </table:table-cell>
        </table:table-row>
        <table:table-row table:style-name="Tableau34.1">
          <table:table-cell table:style-name="Tableau34.A3" office:value-type="string">
            <text:p text:style-name="P29">Pain</text:p>
          </table:table-cell>
          <table:table-cell table:style-name="Tableau34.B2" office:value-type="string">
            <text:p text:style-name="P25">57,6</text:p>
          </table:table-cell>
          <table:table-cell table:style-name="Tableau34.C2" office:value-type="string">
            <text:p text:style-name="P25">51,7</text:p>
          </table:table-cell>
        </table:table-row>
        <table:table-row table:style-name="Tableau34.1">
          <table:table-cell table:style-name="Tableau34.B2" office:value-type="string">
            <text:p text:style-name="P29">Pommes de terre</text:p>
          </table:table-cell>
          <table:table-cell table:style-name="Tableau34.B2" office:value-type="string">
            <text:p text:style-name="P25">66,0</text:p>
          </table:table-cell>
          <table:table-cell table:style-name="Tableau34.C2" office:value-type="string">
            <text:p text:style-name="P25">68,5</text:p>
          </table:table-cell>
        </table:table-row>
        <table:table-row table:style-name="Tableau34.1">
          <table:table-cell table:style-name="Tableau34.B2" office:value-type="string">
            <text:p text:style-name="P29">Œufs</text:p>
          </table:table-cell>
          <table:table-cell table:style-name="Tableau34.B2" office:value-type="string">
            <text:p text:style-name="P25">14,6</text:p>
          </table:table-cell>
          <table:table-cell table:style-name="Tableau34.C2" office:value-type="string">
            <text:p text:style-name="P25">13,5</text:p>
          </table:table-cell>
        </table:table-row>
        <table:table-row table:style-name="Tableau34.1">
          <table:table-cell table:style-name="Tableau34.B2" office:value-type="string">
            <text:p text:style-name="P29">Lait frais (en litres)</text:p>
          </table:table-cell>
          <table:table-cell table:style-name="Tableau34.B2" office:value-type="string">
            <text:p text:style-name="P25">65,9</text:p>
          </table:table-cell>
          <table:table-cell table:style-name="Tableau34.C2" office:value-type="string">
            <text:p text:style-name="P25">51,5</text:p>
          </table:table-cell>
        </table:table-row>
        <table:table-row table:style-name="Tableau34.1">
          <table:table-cell table:style-name="Tableau34.B2" office:value-type="string">
            <text:p text:style-name="P29">Sucre</text:p>
          </table:table-cell>
          <table:table-cell table:style-name="Tableau34.B2" office:value-type="string">
            <text:p text:style-name="P25">8,0</text:p>
          </table:table-cell>
          <table:table-cell table:style-name="Tableau34.C2" office:value-type="string">
            <text:p text:style-name="P25">6,2</text:p>
          </table:table-cell>
        </table:table-row>
        <table:table-row table:style-name="Tableau34.1">
          <table:table-cell table:style-name="Tableau34.B2" office:value-type="string">
            <text:p text:style-name="P29">Eaux minérales et de source (en litres)</text:p>
          </table:table-cell>
          <table:table-cell table:style-name="Tableau34.B2" office:value-type="string">
            <text:p text:style-name="P25">148,6</text:p>
          </table:table-cell>
          <table:table-cell table:style-name="Tableau34.C2" office:value-type="string">
            <text:p text:style-name="P25">151,1</text:p>
          </table:table-cell>
        </table:table-row>
        <table:table-row table:style-name="Tableau34.1">
          <table:table-cell table:style-name="Tableau34.A9" office:value-type="string">
            <text:p text:style-name="P41">r : données révisées.</text:p>
          </table:table-cell>
          <table:table-cell table:style-name="Tableau34.A1" office:value-type="string">
            <text:p text:style-name="P25"> </text:p>
          </table:table-cell>
          <table:table-cell table:style-name="Tableau34.A1" office:value-type="string">
            <text:p text:style-name="P28"/>
          </table:table-cell>
        </table:table-row>
        <table:table-row table:style-name="Tableau34.1">
          <table:table-cell table:style-name="Tableau34.A9" office:value-type="string">
            <text:p text:style-name="P41">Champ : France.</text:p>
          </table:table-cell>
          <table:table-cell table:style-name="Tableau34.A1" office:value-type="string">
            <text:p text:style-name="P24"/>
          </table:table-cell>
          <table:table-cell table:style-name="Tableau34.A1" office:value-type="string">
            <text:p text:style-name="P28"/>
          </table:table-cell>
        </table:table-row>
        <table:table-row table:style-name="Tableau34.1">
          <table:table-cell table:style-name="Tableau34.A9" table:number-columns-spanned="2" office:value-type="string">
            <text:p text:style-name="P44">Source : Insee, comptes nationaux - base 2000.</text:p>
          </table:table-cell>
          <table:covered-table-cell/>
          <table:table-cell table:style-name="Tableau34.A1" office:value-type="string">
            <text:p text:style-name="P28"/>
          </table:table-cell>
        </table:table-row>
      </table:table>
      <text:p text:style-name="P29"/>
      <text:p text:style-name="P29">Sachant que la population française était de 60 508 150 en 2000 et de 63 961 956 en 2008, calculer pour chaque aliment une estimation de la consommation totale française. </text:p>
      <text:p text:style-name="P41"/>
      <text:p text:style-name="P41"/>
      <text:p text:style-name="P8"><text:span text:style-name="T4">Exercice 8 </text:span><text:span text:style-name="T16">: <text:s/></text:span><text:span text:style-name="T8">Age moyen et âge médian en France métropolitaine</text:span></text:p>
      <text:p text:style-name="P29"/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D"/>
        <table:table-column table:style-name="Tableau35.B"/>
        <table:table-column table:style-name="Tableau35.C"/>
        <table:table-column table:style-name="Tableau35.G"/>
        <table:table-row table:style-name="Tableau35.1">
          <table:table-cell table:style-name="Tableau35.A1" office:value-type="string">
            <text:p text:style-name="P32"/>
          </table:table-cell>
          <table:table-cell table:style-name="Tableau35.B1" table:number-columns-spanned="6" office:value-type="string">
            <text:p text:style-name="P19">France métropolitai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5.1">
          <table:table-cell table:style-name="Tableau35.A2" office:value-type="string">
            <text:p text:style-name="P33"> </text:p>
          </table:table-cell>
          <table:table-cell table:style-name="Tableau35.B2" table:number-columns-spanned="3" office:value-type="string">
            <text:p text:style-name="P19">Âge moyen</text:p>
          </table:table-cell>
          <table:covered-table-cell/>
          <table:covered-table-cell/>
          <table:table-cell table:style-name="Tableau35.B1" table:number-columns-spanned="3" office:value-type="string">
            <text:p text:style-name="P19">Âge médian</text:p>
          </table:table-cell>
          <table:covered-table-cell/>
          <table:covered-table-cell/>
        </table:table-row>
        <table:table-row table:style-name="Tableau35.1">
          <table:table-cell table:style-name="Tableau35.A3" office:value-type="string">
            <text:p text:style-name="P33"> </text:p>
          </table:table-cell>
          <table:table-cell table:style-name="Tableau35.B3" office:value-type="string">
            <text:p text:style-name="P19">Ensemble</text:p>
          </table:table-cell>
          <table:table-cell table:style-name="Tableau35.B3" office:value-type="string">
            <text:p text:style-name="P19">Hommes</text:p>
          </table:table-cell>
          <table:table-cell table:style-name="Tableau35.B3" office:value-type="string">
            <text:p text:style-name="P19">Femmes</text:p>
          </table:table-cell>
          <table:table-cell table:style-name="Tableau35.B3" office:value-type="string">
            <text:p text:style-name="P19">Ensemble</text:p>
          </table:table-cell>
          <table:table-cell table:style-name="Tableau35.B3" office:value-type="string">
            <text:p text:style-name="P19">Hommes</text:p>
          </table:table-cell>
          <table:table-cell table:style-name="Tableau35.G3" office:value-type="string">
            <text:p text:style-name="P19">Femmes</text:p>
          </table:table-cell>
        </table:table-row>
        <table:table-row table:style-name="Tableau35.1">
          <table:table-cell table:style-name="Tableau35.B3" office:value-type="string">
            <text:p text:style-name="P21">1970</text:p>
          </table:table-cell>
          <table:table-cell table:style-name="Tableau35.B3" office:value-type="string">
            <text:p text:style-name="P20">34,8</text:p>
          </table:table-cell>
          <table:table-cell table:style-name="Tableau35.B3" office:value-type="string">
            <text:p text:style-name="P25">33,1</text:p>
          </table:table-cell>
          <table:table-cell table:style-name="Tableau35.B3" office:value-type="string">
            <text:p text:style-name="P25">36,5</text:p>
          </table:table-cell>
          <table:table-cell table:style-name="Tableau35.B3" office:value-type="string">
            <text:p text:style-name="P20">31,5</text:p>
          </table:table-cell>
          <table:table-cell table:style-name="Tableau35.B3" office:value-type="string">
            <text:p text:style-name="P25">29,7</text:p>
          </table:table-cell>
          <table:table-cell table:style-name="Tableau35.G3" office:value-type="string">
            <text:p text:style-name="P25">33,5</text:p>
          </table:table-cell>
        </table:table-row>
        <table:table-row table:style-name="Tableau35.1">
          <table:table-cell table:style-name="Tableau35.B3" office:value-type="string">
            <text:p text:style-name="P21">1980</text:p>
          </table:table-cell>
          <table:table-cell table:style-name="Tableau35.B3" office:value-type="string">
            <text:p text:style-name="P20">35,7</text:p>
          </table:table-cell>
          <table:table-cell table:style-name="Tableau35.B3" office:value-type="string">
            <text:p text:style-name="P25">34,0</text:p>
          </table:table-cell>
          <table:table-cell table:style-name="Tableau35.B3" office:value-type="string">
            <text:p text:style-name="P25">37,3</text:p>
          </table:table-cell>
          <table:table-cell table:style-name="Tableau35.B3" office:value-type="string">
            <text:p text:style-name="P20">31,2</text:p>
          </table:table-cell>
          <table:table-cell table:style-name="Tableau35.B3" office:value-type="string">
            <text:p text:style-name="P25">29,9</text:p>
          </table:table-cell>
          <table:table-cell table:style-name="Tableau35.G3" office:value-type="string">
            <text:p text:style-name="P25">32,5</text:p>
          </table:table-cell>
        </table:table-row>
        <table:table-row table:style-name="Tableau35.1">
          <table:table-cell table:style-name="Tableau35.B3" office:value-type="string">
            <text:p text:style-name="P21">1990</text:p>
          </table:table-cell>
          <table:table-cell table:style-name="Tableau35.B3" office:value-type="string">
            <text:p text:style-name="P20">36,9</text:p>
          </table:table-cell>
          <table:table-cell table:style-name="Tableau35.B3" office:value-type="string">
            <text:p text:style-name="P25">35,3</text:p>
          </table:table-cell>
          <table:table-cell table:style-name="Tableau35.B3" office:value-type="string">
            <text:p text:style-name="P25">38,4</text:p>
          </table:table-cell>
          <table:table-cell table:style-name="Tableau35.B3" office:value-type="string">
            <text:p text:style-name="P20">33,7</text:p>
          </table:table-cell>
          <table:table-cell table:style-name="Tableau35.B3" office:value-type="string">
            <text:p text:style-name="P25">32,3</text:p>
          </table:table-cell>
          <table:table-cell table:style-name="Tableau35.G3" office:value-type="string">
            <text:p text:style-name="P25">35,0</text:p>
          </table:table-cell>
        </table:table-row>
        <table:table-row table:style-name="Tableau35.1">
          <table:table-cell table:style-name="Tableau35.B3" office:value-type="string">
            <text:p text:style-name="P21">2000</text:p>
          </table:table-cell>
          <table:table-cell table:style-name="Tableau35.B3" office:value-type="string">
            <text:p text:style-name="P20">38,7</text:p>
          </table:table-cell>
          <table:table-cell table:style-name="Tableau35.B3" office:value-type="string">
            <text:p text:style-name="P25">37,2</text:p>
          </table:table-cell>
          <table:table-cell table:style-name="Tableau35.B3" office:value-type="string">
            <text:p text:style-name="P25">40,2</text:p>
          </table:table-cell>
          <table:table-cell table:style-name="Tableau35.B3" office:value-type="string">
            <text:p text:style-name="P20">36,6</text:p>
          </table:table-cell>
          <table:table-cell table:style-name="Tableau35.B3" office:value-type="string">
            <text:p text:style-name="P25">35,1</text:p>
          </table:table-cell>
          <table:table-cell table:style-name="Tableau35.G3" office:value-type="string">
            <text:p text:style-name="P25">37,9</text:p>
          </table:table-cell>
        </table:table-row>
        <table:table-row table:style-name="Tableau35.1">
          <table:table-cell table:style-name="Tableau35.B3" office:value-type="string">
            <text:p text:style-name="P21">2010 (p)</text:p>
          </table:table-cell>
          <table:table-cell table:style-name="Tableau35.B3" office:value-type="string">
            <text:p text:style-name="P20">40,3</text:p>
          </table:table-cell>
          <table:table-cell table:style-name="Tableau35.B3" office:value-type="string">
            <text:p text:style-name="P25">38,7</text:p>
          </table:table-cell>
          <table:table-cell table:style-name="Tableau35.B3" office:value-type="string">
            <text:p text:style-name="P25">41,7</text:p>
          </table:table-cell>
          <table:table-cell table:style-name="Tableau35.B3" office:value-type="string">
            <text:p text:style-name="P20">38,9</text:p>
          </table:table-cell>
          <table:table-cell table:style-name="Tableau35.B3" office:value-type="string">
            <text:p text:style-name="P25">37,4</text:p>
          </table:table-cell>
          <table:table-cell table:style-name="Tableau35.G3" office:value-type="string">
            <text:p text:style-name="P25">40,4</text:p>
          </table:table-cell>
        </table:table-row>
        <table:table-row table:style-name="Tableau35.1">
          <table:table-cell table:style-name="Tableau35.A9" table:number-columns-spanned="2" office:value-type="string">
            <text:p text:style-name="P41">p : données provisoires.</text:p>
          </table:table-cell>
          <table:covered-table-cell/>
          <table:table-cell table:style-name="Tableau35.A1" office:value-type="string">
            <text:p text:style-name="P38"/>
          </table:table-cell>
          <table:table-cell table:style-name="Tableau35.A1" office:value-type="string">
            <text:p text:style-name="P38"/>
          </table:table-cell>
          <table:table-cell table:style-name="Tableau35.A1" office:value-type="string">
            <text:p text:style-name="P39"/>
          </table:table-cell>
          <table:table-cell table:style-name="Tableau35.A1" office:value-type="string">
            <text:p text:style-name="P39"/>
          </table:table-cell>
          <table:table-cell table:style-name="Tableau35.A1" office:value-type="string">
            <text:p text:style-name="P39"/>
          </table:table-cell>
        </table:table-row>
        <table:table-row table:style-name="Tableau35.1">
          <table:table-cell table:style-name="Tableau35.A9" table:number-columns-spanned="2" office:value-type="string">
            <text:p text:style-name="P44">Source : Insee.</text:p>
          </table:table-cell>
          <table:covered-table-cell/>
          <table:table-cell table:style-name="Tableau35.A1" office:value-type="string">
            <text:p text:style-name="P43"/>
          </table:table-cell>
          <table:table-cell table:style-name="Tableau35.A1" office:value-type="string">
            <text:p text:style-name="P43"/>
          </table:table-cell>
          <table:table-cell table:style-name="Tableau35.A1" office:value-type="string">
            <text:p text:style-name="P24"/>
          </table:table-cell>
          <table:table-cell table:style-name="Tableau35.A1" office:value-type="string">
            <text:p text:style-name="P24"/>
          </table:table-cell>
          <table:table-cell table:style-name="Tableau35.A1" office:value-type="string">
            <text:p text:style-name="P24"/>
          </table:table-cell>
        </table:table-row>
      </table:table>
      <text:p text:style-name="P29"/>
      <text:p text:style-name="P29">1. Commenter l’évolution de l’âge moyen en France métropolitaine.</text:p>
      <text:p text:style-name="P29"/>
      <text:p text:style-name="P29"><text:soft-page-break/>2. A partir des colonnes « Ensemble » de l’âge moyen et de l’âge médian, que pouvons nous dire de la distribution des Français selon l’âge en France métropolitaine ? </text:p>
      <text:p text:style-name="P14"/>
      <text:p text:style-name="P14"/>
      <text:p text:style-name="P5"/>
      <text:p text:style-name="P5"/>
      <text:p text:style-name="P8"><text:span text:style-name="T4">Exercice 9</text:span><text:span text:style-name="T16"> : </text:span><text:span text:style-name="T6">Évolution des spectateurs et des recettes au Japon de 1986 à 2001</text:span></text:p>
      <text:p text:style-name="P29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column table:style-name="Tableau36.D"/>
        <table:table-row table:style-name="Tableau36.1">
          <table:table-cell table:style-name="Tableau36.A1" office:value-type="string">
            <text:p text:style-name="P61">Année</text:p>
          </table:table-cell>
          <table:table-cell table:style-name="Tableau36.A1" office:value-type="string">
            <text:p text:style-name="P59">Spectateurs (en millions)</text:p>
          </table:table-cell>
          <table:table-cell table:style-name="Tableau36.A1" office:value-type="string">
            <text:p text:style-name="P59">Recette (en milliards de yens)</text:p>
          </table:table-cell>
          <table:table-cell table:style-name="Tableau36.D1" office:value-type="string">
            <text:p text:style-name="P59">Cours du yen *</text:p>
          </table:table-cell>
        </table:table-row>
        <table:table-row table:style-name="Tableau36.1">
          <table:table-cell table:style-name="Tableau36.A1" office:value-type="string">
            <text:p text:style-name="P61">1995</text:p>
          </table:table-cell>
          <table:table-cell table:style-name="Tableau36.A1" office:value-type="string">
            <text:p text:style-name="P60">127,040</text:p>
          </table:table-cell>
          <table:table-cell table:style-name="Tableau36.A1" office:value-type="string">
            <text:p text:style-name="P60">157,865</text:p>
          </table:table-cell>
          <table:table-cell table:style-name="Tableau36.D1" office:value-type="string">
            <text:p text:style-name="P60">0,80915</text:p>
          </table:table-cell>
        </table:table-row>
        <table:table-row table:style-name="Tableau36.1">
          <table:table-cell table:style-name="Tableau36.A1" office:value-type="string">
            <text:p text:style-name="P61">1996</text:p>
          </table:table-cell>
          <table:table-cell table:style-name="Tableau36.A1" office:value-type="string">
            <text:p text:style-name="P60">119,575</text:p>
          </table:table-cell>
          <table:table-cell table:style-name="Tableau36.A1" office:value-type="string">
            <text:p text:style-name="P60">148,870</text:p>
          </table:table-cell>
          <table:table-cell table:style-name="Tableau36.D1" office:value-type="string">
            <text:p text:style-name="P60">0,71538</text:p>
          </table:table-cell>
        </table:table-row>
        <table:table-row table:style-name="Tableau36.1">
          <table:table-cell table:style-name="Tableau36.A1" office:value-type="string">
            <text:p text:style-name="P61">1997</text:p>
          </table:table-cell>
          <table:table-cell table:style-name="Tableau36.A1" office:value-type="string">
            <text:p text:style-name="P60">140,719</text:p>
          </table:table-cell>
          <table:table-cell table:style-name="Tableau36.A1" office:value-type="string">
            <text:p text:style-name="P60">177,197</text:p>
          </table:table-cell>
          <table:table-cell table:style-name="Tableau36.D1" office:value-type="string">
            <text:p text:style-name="P60">0,73318</text:p>
          </table:table-cell>
        </table:table-row>
        <table:table-row table:style-name="Tableau36.1">
          <table:table-cell table:style-name="Tableau36.A1" office:value-type="string">
            <text:p text:style-name="P61">1998</text:p>
          </table:table-cell>
          <table:table-cell table:style-name="Tableau36.A1" office:value-type="string">
            <text:p text:style-name="P60">153,102</text:p>
          </table:table-cell>
          <table:table-cell table:style-name="Tableau36.A1" office:value-type="string">
            <text:p text:style-name="P60">193,499</text:p>
          </table:table-cell>
          <table:table-cell table:style-name="Tableau36.D1" office:value-type="string">
            <text:p text:style-name="P60">0,68980</text:p>
          </table:table-cell>
        </table:table-row>
        <table:table-row table:style-name="Tableau36.1">
          <table:table-cell table:style-name="Tableau36.A1" office:value-type="string">
            <text:p text:style-name="P61">1999</text:p>
          </table:table-cell>
          <table:table-cell table:style-name="Tableau36.A1" office:value-type="string">
            <text:p text:style-name="P60">144,762</text:p>
          </table:table-cell>
          <table:table-cell table:style-name="Tableau36.A1" office:value-type="string">
            <text:p text:style-name="P60">182,835</text:p>
          </table:table-cell>
          <table:table-cell table:style-name="Tableau36.D1" office:value-type="string">
            <text:p text:style-name="P60">0,82860</text:p>
          </table:table-cell>
        </table:table-row>
        <table:table-row table:style-name="Tableau36.1">
          <table:table-cell table:style-name="Tableau36.A1" office:value-type="string">
            <text:p text:style-name="P61">2000</text:p>
          </table:table-cell>
          <table:table-cell table:style-name="Tableau36.A1" office:value-type="string">
            <text:p text:style-name="P60">135,390</text:p>
          </table:table-cell>
          <table:table-cell table:style-name="Tableau36.A1" office:value-type="string">
            <text:p text:style-name="P60">170,862</text:p>
          </table:table-cell>
          <table:table-cell table:style-name="Tableau36.D1" office:value-type="string">
            <text:p text:style-name="P60">1,00694</text:p>
          </table:table-cell>
        </table:table-row>
        <table:table-row table:style-name="Tableau36.1">
          <table:table-cell table:style-name="Tableau36.A1" office:value-type="string">
            <text:p text:style-name="P61">2001</text:p>
          </table:table-cell>
          <table:table-cell table:style-name="Tableau36.A1" office:value-type="string">
            <text:p text:style-name="P60">163,280</text:p>
          </table:table-cell>
          <table:table-cell table:style-name="Tableau36.A1" office:value-type="string">
            <text:p text:style-name="P60">200,154</text:p>
          </table:table-cell>
          <table:table-cell table:style-name="Tableau36.D1" office:value-type="string">
            <text:p text:style-name="P60">0,92006</text:p>
          </table:table-cell>
        </table:table-row>
      </table:table>
      <text:p text:style-name="P29">* Le cours du yen est exprimé : 100 yens par rapport à l’euro</text:p>
      <text:p text:style-name="P40"/>
      <text:p text:style-name="P40"/>
      <text:list xml:id="list2518538122" text:style-name="WW8Num1">
        <text:list-item>
          <text:p text:style-name="P62">Calculer le prix moyen de la place pour chaque année de 1995 à 2001 (1 décimale).</text:p>
        </text:list-item>
      </text:list>
      <text:p text:style-name="P36"/>
      <text:list xml:id="list164854861031343" text:continue-numbering="true" text:style-name="WW8Num1">
        <text:list-item>
          <text:p text:style-name="P62">Calculer l’évolution de ce prix moyen entre 1995 et 2001 (2 décimales).</text:p>
        </text:list-item>
      </text:list>
      <text:p text:style-name="P36"/>
      <text:list xml:id="list164854868599209" text:continue-numbering="true" text:style-name="WW8Num1">
        <text:list-item>
          <text:p text:style-name="P57">Calculer le prix moyen de la place en euros pour chaque année, l’évolution de ce prix en euros et <text:s/>l’évolution du cours du yen. (2 décimales)</text:p>
        </text:list-item>
      </text:list>
      <text:p text:style-name="P36"/>
      <text:list xml:id="list164854778487868" text:continue-numbering="true" text:style-name="WW8Num1">
        <text:list-item>
          <text:p text:style-name="P63">Comparer les résultats trouvés aux questions 2 et 3 et commenter.</text:p>
        </text:list-item>
      </text:list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47:49.014000000</meta:creation-date>
    <dc:date>2018-08-27T16:48:48.517000000</dc:date>
    <meta:editing-duration>PT59S</meta:editing-duration>
    <meta:editing-cycles>1</meta:editing-cycles>
    <meta:generator>LibreOffice/5.4.6.2$Windows_X86_64 LibreOffice_project/4014ce260a04f1026ba855d3b8d91541c224eab8</meta:generator>
    <meta:document-statistic meta:table-count="9" meta:image-count="0" meta:object-count="0" meta:page-count="5" meta:paragraph-count="342" meta:word-count="1092" meta:character-count="5949" meta:non-whitespace-character-count="5073"/>
  </office:meta>
</office:document-meta>
</file>